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1.19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2-02-24-13-33-22-joint_states" table:style-name="ta1">
        <table:shapes>
          <draw:frame draw:z-index="0" draw:style-name="gr1" draw:text-style-name="P1" svg:width="1009.79pt" svg:height="654.32pt" svg:x="936.74pt" svg:y="3pt">
            <draw:object draw:notify-on-update-of-ranges="'2022-02-24-13-33-22-joint_states'.E1:'2022-02-24-13-33-22-joint_states'.E1 '2022-02-24-13-33-22-joint_states'.E2:'2022-02-24-13-33-22-joint_states'.E3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ime,.header.seq,.header.stamp.secs,.header.stamp.nsecs,.header.frame_id,.name,.position,.velocity,.effort</text:p>
          </table:table-cell>
          <table:table-cell table:number-columns-repeated="3"/>
          <table:table-cell office:value-type="string" calcext:value-type="string">
            <text:p>d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2.742890,2152,1645706002,73221492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97,</text:p>
          </table:table-cell>
          <table:table-cell office:value-type="float" office:value="-0.00969969579284024" calcext:value-type="float">
            <text:p>-0.00969969579284</text:p>
          </table:table-cell>
          <table:table-cell table:formula="of:=[.D2]*(180/3.14)" office:value-type="float" office:value="-0.55603351678702" calcext:value-type="float">
            <text:p>-0.55603351678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2.824524,2153,1645706002,81591677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135,</text:p>
          </table:table-cell>
          <table:table-cell office:value-type="float" office:value="-0.0134991799646691" calcext:value-type="float">
            <text:p>-0.013499179964669</text:p>
          </table:table-cell>
          <table:table-cell table:formula="of:=[.D3]*(180/3.14)" office:value-type="float" office:value="-0.773838341923704" calcext:value-type="float">
            <text:p>-0.773838341923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2.860899,2154,1645706002,85903811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141,</text:p>
          </table:table-cell>
          <table:table-cell office:value-type="float" office:value="-0.0140990657044459" calcext:value-type="float">
            <text:p>-0.014099065704446</text:p>
          </table:table-cell>
          <table:table-cell table:formula="of:=[.D4]*(180/3.14)" office:value-type="float" office:value="-0.808226696433202" calcext:value-type="float">
            <text:p>-0.808226696433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2.910534,2155,1645706002,90233182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104,</text:p>
          </table:table-cell>
          <table:table-cell office:value-type="float" office:value="-0.0103996250696645" calcext:value-type="float">
            <text:p>-0.010399625069665</text:p>
          </table:table-cell>
          <table:table-cell table:formula="of:=[.D5]*(180/3.14)" office:value-type="float" office:value="-0.596156851127263" calcext:value-type="float">
            <text:p>-0.596156851127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2.946845,2156,1645706002,94539427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72,</text:p>
          </table:table-cell>
          <table:table-cell office:value-type="float" office:value="-0.00719987558786979" calcext:value-type="float">
            <text:p>-0.00719987558787</text:p>
          </table:table-cell>
          <table:table-cell table:formula="of:=[.D6]*(180/3.14)" office:value-type="float" office:value="-0.412731721597631" calcext:value-type="float">
            <text:p>-0.412731721597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2.990567,2157,1645706002,98769736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165,</text:p>
          </table:table-cell>
          <table:table-cell office:value-type="float" office:value="-0.0164985028695486" calcext:value-type="float">
            <text:p>-0.016498502869549</text:p>
          </table:table-cell>
          <table:table-cell table:formula="of:=[.D7]*(180/3.14)" office:value-type="float" office:value="-0.945774049846736" calcext:value-type="float">
            <text:p>-0.945774049846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031866,2158,1645706003,2957439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57,</text:p>
          </table:table-cell>
          <table:table-cell office:value-type="float" office:value="-0.00569993827020339" calcext:value-type="float">
            <text:p>-0.005699938270203</text:p>
          </table:table-cell>
          <table:table-cell table:formula="of:=[.D8]*(180/3.14)" office:value-type="float" office:value="-0.326748053705927" calcext:value-type="float">
            <text:p>-0.326748053705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113714,2159,1645706003,11021685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132,</text:p>
          </table:table-cell>
          <table:table-cell office:value-type="float" office:value="-0.0131992334241394" calcext:value-type="float">
            <text:p>-0.01319923342414</text:p>
          </table:table-cell>
          <table:table-cell table:formula="of:=[.D9]*(180/3.14)" office:value-type="float" office:value="-0.75664395425003" calcext:value-type="float">
            <text:p>-0.75664395425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165855,2160,1645706003,15941739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5,</text:p>
          </table:table-cell>
          <table:table-cell office:value-type="float" office:value="-0.00349998570843844" calcext:value-type="float">
            <text:p>-0.003499985708438</text:p>
          </table:table-cell>
          <table:table-cell table:formula="of:=[.D10]*(180/3.14)" office:value-type="float" office:value="-0.200636123413668" calcext:value-type="float">
            <text:p>-0.200636123413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211514,2161,1645706003,20913434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7,</text:p>
          </table:table-cell>
          <table:table-cell office:value-type="float" office:value="-0.00169999836233621" calcext:value-type="float">
            <text:p>-0.001699998362336</text:p>
          </table:table-cell>
          <table:table-cell table:formula="of:=[.D11]*(180/3.14)" office:value-type="float" office:value="-0.0974521354205469" calcext:value-type="float">
            <text:p>-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256512,2162,1645706003,25472259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3,</text:p>
          </table:table-cell>
          <table:table-cell office:value-type="float" office:value="-0.00229999594434617" calcext:value-type="float">
            <text:p>-0.002299995944346</text:p>
          </table:table-cell>
          <table:table-cell table:formula="of:=[.D12]*(180/3.14)" office:value-type="float" office:value="-0.131846901268252" calcext:value-type="float">
            <text:p>-0.131846901268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299512,2163,1645706003,29727602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7789,</text:p>
          </table:table-cell>
          <table:table-cell office:value-type="float" office:value="-0.00229999594434617" calcext:value-type="float">
            <text:p>-0.002299995944346</text:p>
          </table:table-cell>
          <table:table-cell table:formula="of:=[.D13]*(180/3.14)" office:value-type="float" office:value="-0.131846901268252" calcext:value-type="float">
            <text:p>-0.131846901268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343573,2164,1645706003,34157371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7,</text:p>
          </table:table-cell>
          <table:table-cell office:value-type="float" office:value="0.00329998802107824" calcext:value-type="float">
            <text:p>0.003299988021078</text:p>
          </table:table-cell>
          <table:table-cell table:formula="of:=[.D14]*(180/3.14)" office:value-type="float" office:value="0.189171287832511" calcext:value-type="float">
            <text:p>0.189171287832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386823,2165,1645706003,38266110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44,</text:p>
          </table:table-cell>
          <table:table-cell office:value-type="float" office:value="0.00559994146243482" calcext:value-type="float">
            <text:p>0.005599941462435</text:p>
          </table:table-cell>
          <table:table-cell table:formula="of:=[.D15]*(180/3.14)" office:value-type="float" office:value="0.321015752623652" calcext:value-type="float">
            <text:p>0.32101575262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483723,2166,1645706003,47788190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3,</text:p>
          </table:table-cell>
          <table:table-cell office:value-type="float" office:value="0.00469996539279205" calcext:value-type="float">
            <text:p>0.004699965392792</text:p>
          </table:table-cell>
          <table:table-cell table:formula="of:=[.D16]*(180/3.14)" office:value-type="float" office:value="0.269424767739672" calcext:value-type="float">
            <text:p>0.269424767739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526801,2167,1645706003,52372026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18,</text:p>
          </table:table-cell>
          <table:table-cell office:value-type="float" office:value="0.00819981621808109" calcext:value-type="float">
            <text:p>0.008199816218081</text:p>
          </table:table-cell>
          <table:table-cell table:formula="of:=[.D17]*(180/3.14)" office:value-type="float" office:value="0.470053158998279" calcext:value-type="float">
            <text:p>0.470053158998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576013,2168,1645706003,57157778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15,</text:p>
          </table:table-cell>
          <table:table-cell office:value-type="float" office:value="0.00849979530054027" calcext:value-type="float">
            <text:p>0.00849979530054</text:p>
          </table:table-cell>
          <table:table-cell table:formula="of:=[.D18]*(180/3.14)" office:value-type="float" office:value="0.487249412132882" calcext:value-type="float">
            <text:p>0.487249412132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666094,2169,1645706003,65840888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,</text:p>
          </table:table-cell>
          <table:table-cell office:value-type="float" office:value="0.00799982933988664" calcext:value-type="float">
            <text:p>0.007999829339887</text:p>
          </table:table-cell>
          <table:table-cell table:formula="of:=[.D19]*(180/3.14)" office:value-type="float" office:value="0.458588943050827" calcext:value-type="float">
            <text:p>0.458588943050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715967,2170,1645706003,70777368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07,</text:p>
          </table:table-cell>
          <table:table-cell office:value-type="float" office:value="0.00929973189491288" calcext:value-type="float">
            <text:p>0.009299731894913</text:p>
          </table:table-cell>
          <table:table-cell table:formula="of:=[.D20]*(180/3.14)" office:value-type="float" office:value="0.533105650026853" calcext:value-type="float">
            <text:p>0.533105650026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762077,2171,1645706003,75828480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02,</text:p>
          </table:table-cell>
          <table:table-cell office:value-type="float" office:value="0.00979968628741054" calcext:value-type="float">
            <text:p>0.009799686287411</text:p>
          </table:table-cell>
          <table:table-cell table:formula="of:=[.D21]*(180/3.14)" office:value-type="float" office:value="0.561765455966209" calcext:value-type="float">
            <text:p>0.561765455966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806479,2172,1645706003,80343222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12,</text:p>
          </table:table-cell>
          <table:table-cell office:value-type="float" office:value="0.00879977285322075" calcext:value-type="float">
            <text:p>0.008799772853221</text:p>
          </table:table-cell>
          <table:table-cell table:formula="of:=[.D22]*(180/3.14)" office:value-type="float" office:value="0.504445577573164" calcext:value-type="float">
            <text:p>0.504445577573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885682,2173,1645706003,88091969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867,</text:p>
          </table:table-cell>
          <table:table-cell office:value-type="float" office:value="0.0132992158708877" calcext:value-type="float">
            <text:p>0.013299215870888</text:p>
          </table:table-cell>
          <table:table-cell table:formula="of:=[.D23]*(180/3.14)" office:value-type="float" office:value="0.762375432089105" calcext:value-type="float">
            <text:p>0.762375432089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3.966189,2174,1645706003,96314215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3,</text:p>
          </table:table-cell>
          <table:table-cell office:value-type="float" office:value="0.00699988567002796" calcext:value-type="float">
            <text:p>0.006999885670028</text:p>
          </table:table-cell>
          <table:table-cell table:formula="of:=[.D24]*(180/3.14)" office:value-type="float" office:value="0.401267331402876" calcext:value-type="float">
            <text:p>0.401267331402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009976,2175,1645706004,501489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01,</text:p>
          </table:table-cell>
          <table:table-cell office:value-type="float" office:value="0.00989967658601849" calcext:value-type="float">
            <text:p>0.009899676586018</text:p>
          </table:table-cell>
          <table:table-cell table:formula="of:=[.D25]*(180/3.14)" office:value-type="float" office:value="0.567497383911888" calcext:value-type="float">
            <text:p>0.567497383911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058535,2176,1645706004,5196738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8,</text:p>
          </table:table-cell>
          <table:table-cell office:value-type="float" office:value="0.00419997530426136" calcext:value-type="float">
            <text:p>0.004199975304261</text:p>
          </table:table-cell>
          <table:table-cell table:formula="of:=[.D26]*(180/3.14)" office:value-type="float" office:value="0.240762915530906" calcext:value-type="float">
            <text:p>0.240762915530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102054,2177,1645706004,9766650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7,</text:p>
          </table:table-cell>
          <table:table-cell office:value-type="float" office:value="0.00429997349796065" calcext:value-type="float">
            <text:p>0.004299973497961</text:p>
          </table:table-cell>
          <table:table-cell table:formula="of:=[.D27]*(180/3.14)" office:value-type="float" office:value="0.246495296061439" calcext:value-type="float">
            <text:p>0.24649529606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147085,2178,1645706004,14213323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9,</text:p>
          </table:table-cell>
          <table:table-cell office:value-type="float" office:value="0.00429997349796065" calcext:value-type="float">
            <text:p>0.004299973497961</text:p>
          </table:table-cell>
          <table:table-cell table:formula="of:=[.D28]*(180/3.14)" office:value-type="float" office:value="0.246495296061439" calcext:value-type="float">
            <text:p>0.24649529606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191560,2179,1645706004,18761014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,</text:p>
          </table:table-cell>
          <table:table-cell office:value-type="float" office:value="0.00429997349796065" calcext:value-type="float">
            <text:p>0.004299973497961</text:p>
          </table:table-cell>
          <table:table-cell table:formula="of:=[.D29]*(180/3.14)" office:value-type="float" office:value="0.246495296061439" calcext:value-type="float">
            <text:p>0.24649529606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236197,2180,1645706004,23238348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05,</text:p>
          </table:table-cell>
          <table:table-cell office:value-type="float" office:value="-0.000499999958333284" calcext:value-type="float">
            <text:p>-0.000499999958333</text:p>
          </table:table-cell>
          <table:table-cell table:formula="of:=[.D30]*(180/3.14)" office:value-type="float" office:value="-0.0286624179936278" calcext:value-type="float">
            <text:p>-0.028662417993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319200,2181,1645706004,31316971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2,</text:p>
          </table:table-cell>
          <table:table-cell office:value-type="float" office:value="-0.00219999645067695" calcext:value-type="float">
            <text:p>-0.002199996450677</text:p>
          </table:table-cell>
          <table:table-cell table:formula="of:=[.D31]*(180/3.14)" office:value-type="float" office:value="-0.12611444621715" calcext:value-type="float">
            <text:p>-0.1261144462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366279,2182,1645706004,36046624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3,</text:p>
          </table:table-cell>
          <table:table-cell office:value-type="float" office:value="-0.00219999645067695" calcext:value-type="float">
            <text:p>-0.002199996450677</text:p>
          </table:table-cell>
          <table:table-cell table:formula="of:=[.D32]*(180/3.14)" office:value-type="float" office:value="-0.12611444621715" calcext:value-type="float">
            <text:p>-0.1261144462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412315,2183,1645706004,40799522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41,</text:p>
          </table:table-cell>
          <table:table-cell office:value-type="float" office:value="-0.00409997702656504" calcext:value-type="float">
            <text:p>-0.004099977026565</text:p>
          </table:table-cell>
          <table:table-cell table:formula="of:=[.D33]*(180/3.14)" office:value-type="float" office:value="-0.235030530185257" calcext:value-type="float">
            <text:p>-0.235030530185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462132,2184,1645706004,45303249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14,</text:p>
          </table:table-cell>
          <table:table-cell office:value-type="float" office:value="-0.0139990854408831" calcext:value-type="float">
            <text:p>-0.013999085440883</text:p>
          </table:table-cell>
          <table:table-cell table:formula="of:=[.D34]*(180/3.14)" office:value-type="float" office:value="-0.80249534374489" calcext:value-type="float">
            <text:p>-0.80249534374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508491,2185,1645706004,50232172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56,</text:p>
          </table:table-cell>
          <table:table-cell office:value-type="float" office:value="-0.00559994146243482" calcext:value-type="float">
            <text:p>-0.005599941462435</text:p>
          </table:table-cell>
          <table:table-cell table:formula="of:=[.D35]*(180/3.14)" office:value-type="float" office:value="-0.321015752623652" calcext:value-type="float">
            <text:p>-0.32101575262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558202,2186,1645706004,55100631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84,</text:p>
          </table:table-cell>
          <table:table-cell office:value-type="float" office:value="-0.00839980244036378" calcext:value-type="float">
            <text:p>-0.008399802440364</text:p>
          </table:table-cell>
          <table:table-cell table:formula="of:=[.D36]*(180/3.14)" office:value-type="float" office:value="-0.481517337345694" calcext:value-type="float">
            <text:p>-0.481517337345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600506,2187,1645706004,59621357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15,</text:p>
          </table:table-cell>
          <table:table-cell office:value-type="float" office:value="-0.0149988751518505" calcext:value-type="float">
            <text:p>-0.014998875151851</text:p>
          </table:table-cell>
          <table:table-cell table:formula="of:=[.D37]*(180/3.14)" office:value-type="float" office:value="-0.859808129723914" calcext:value-type="float">
            <text:p>-0.859808129723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648716,2188,1645706004,64434075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176,</text:p>
          </table:table-cell>
          <table:table-cell office:value-type="float" office:value="-0.0175981830790071" calcext:value-type="float">
            <text:p>-0.017598183079007</text:p>
          </table:table-cell>
          <table:table-cell table:formula="of:=[.D38]*(180/3.14)" office:value-type="float" office:value="-1.00881304274563" calcext:value-type="float">
            <text:p>-1.00881304274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696473,2189,1645706004,68935012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155,</text:p>
          </table:table-cell>
          <table:table-cell office:value-type="float" office:value="-0.0154987588872349" calcext:value-type="float">
            <text:p>-0.015498758887235</text:p>
          </table:table-cell>
          <table:table-cell table:formula="of:=[.D39]*(180/3.14)" office:value-type="float" office:value="-0.888463885255504" calcext:value-type="float">
            <text:p>-0.888463885255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740158,2190,1645706004,73702549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99,</text:p>
          </table:table-cell>
          <table:table-cell office:value-type="float" office:value="-0.00989967658601849" calcext:value-type="float">
            <text:p>-0.009899676586018</text:p>
          </table:table-cell>
          <table:table-cell table:formula="of:=[.D40]*(180/3.14)" office:value-type="float" office:value="-0.567497383911888" calcext:value-type="float">
            <text:p>-0.567497383911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814539,2191,1645706004,81305694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6,</text:p>
          </table:table-cell>
          <table:table-cell office:value-type="float" office:value="-0.00599992800155517" calcext:value-type="float">
            <text:p>-0.005999928001555</text:p>
          </table:table-cell>
          <table:table-cell table:formula="of:=[.D41]*(180/3.14)" office:value-type="float" office:value="-0.343944917286602" calcext:value-type="float">
            <text:p>-0.343944917286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856063,2192,1645706004,85348486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7807,</text:p>
          </table:table-cell>
          <table:table-cell office:value-type="float" office:value="-0.00599992800155517" calcext:value-type="float">
            <text:p>-0.005999928001555</text:p>
          </table:table-cell>
          <table:table-cell table:formula="of:=[.D42]*(180/3.14)" office:value-type="float" office:value="-0.343944917286602" calcext:value-type="float">
            <text:p>-0.343944917286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895140,2193,1645706004,89212369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7,</text:p>
          </table:table-cell>
          <table:table-cell office:value-type="float" office:value="-0.00369998311580539" calcext:value-type="float">
            <text:p>-0.003699983115805</text:p>
          </table:table-cell>
          <table:table-cell table:formula="of:=[.D43]*(180/3.14)" office:value-type="float" office:value="-0.212100942944258" calcext:value-type="float">
            <text:p>-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4.933027,2194,1645706004,93110656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9,</text:p>
          </table:table-cell>
          <table:table-cell office:value-type="float" office:value="-0.00369998311580539" calcext:value-type="float">
            <text:p>-0.003699983115805</text:p>
          </table:table-cell>
          <table:table-cell table:formula="of:=[.D44]*(180/3.14)" office:value-type="float" office:value="-0.212100942944258" calcext:value-type="float">
            <text:p>-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012641,2195,1645706005,871348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7,</text:p>
          </table:table-cell>
          <table:table-cell office:value-type="float" office:value="-0.00269999343902862" calcext:value-type="float">
            <text:p>-0.002699993439029</text:p>
          </table:table-cell>
          <table:table-cell table:formula="of:=[.D45]*(180/3.14)" office:value-type="float" office:value="-0.154776693957055" calcext:value-type="float">
            <text:p>-0.154776693957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061110,2196,1645706005,5658531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5,</text:p>
          </table:table-cell>
          <table:table-cell office:value-type="float" office:value="-0.00269999343902862" calcext:value-type="float">
            <text:p>-0.002699993439029</text:p>
          </table:table-cell>
          <table:table-cell table:formula="of:=[.D46]*(180/3.14)" office:value-type="float" office:value="-0.154776693957055" calcext:value-type="float">
            <text:p>-0.154776693957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104945,2197,1645706005,9918689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7812,</text:p>
          </table:table-cell>
          <table:table-cell office:value-type="float" office:value="-0.00269999343902862" calcext:value-type="float">
            <text:p>-0.002699993439029</text:p>
          </table:table-cell>
          <table:table-cell table:formula="of:=[.D47]*(180/3.14)" office:value-type="float" office:value="-0.154776693957055" calcext:value-type="float">
            <text:p>-0.154776693957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151425,2198,1645706005,14827156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4,</text:p>
          </table:table-cell>
          <table:table-cell office:value-type="float" office:value="0.00159999863466881" calcext:value-type="float">
            <text:p>0.001599998634669</text:p>
          </table:table-cell>
          <table:table-cell table:formula="of:=[.D48]*(180/3.14)" office:value-type="float" office:value="0.0917196669555369" calcext:value-type="float">
            <text:p>0.091719666955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192680,2199,1645706005,19050025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2,</text:p>
          </table:table-cell>
          <table:table-cell office:value-type="float" office:value="0.00279999268270111" calcext:value-type="float">
            <text:p>0.002799992682701</text:p>
          </table:table-cell>
          <table:table-cell table:formula="of:=[.D49]*(180/3.14)" office:value-type="float" office:value="0.160509134677134" calcext:value-type="float">
            <text:p>0.160509134677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246701,2200,1645706005,23819708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49,</text:p>
          </table:table-cell>
          <table:table-cell office:value-type="float" office:value="0.00509995578369003" calcext:value-type="float">
            <text:p>0.00509995578369</text:p>
          </table:table-cell>
          <table:table-cell table:formula="of:=[.D50]*(180/3.14)" office:value-type="float" office:value="0.292354153205161" calcext:value-type="float">
            <text:p>0.292354153205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319259,2201,1645706005,31652379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46,</text:p>
          </table:table-cell>
          <table:table-cell office:value-type="float" office:value="0.00539994751291827" calcext:value-type="float">
            <text:p>0.005399947512918</text:p>
          </table:table-cell>
          <table:table-cell table:formula="of:=[.D51]*(180/3.14)" office:value-type="float" office:value="0.309551131313786" calcext:value-type="float">
            <text:p>0.309551131313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360872,2202,1645706005,35951232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,</text:p>
          </table:table-cell>
          <table:table-cell office:value-type="float" office:value="0.00999966668666525" calcext:value-type="float">
            <text:p>0.009999666686665</text:p>
          </table:table-cell>
          <table:table-cell table:formula="of:=[.D52]*(180/3.14)" office:value-type="float" office:value="0.573229300509473" calcext:value-type="float">
            <text:p>0.573229300509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402697,2203,1645706005,40053915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41,</text:p>
          </table:table-cell>
          <table:table-cell office:value-type="float" office:value="0.00589993154176316" calcext:value-type="float">
            <text:p>0.005899931541763</text:p>
          </table:table-cell>
          <table:table-cell table:formula="of:=[.D53]*(180/3.14)" office:value-type="float" office:value="0.338212636152028" calcext:value-type="float">
            <text:p>0.338212636152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447075,2204,1645706005,44070172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17,</text:p>
          </table:table-cell>
          <table:table-cell office:value-type="float" office:value="0.008299809412211" calcext:value-type="float">
            <text:p>0.008299809412211</text:p>
          </table:table-cell>
          <table:table-cell table:formula="of:=[.D54]*(180/3.14)" office:value-type="float" office:value="0.475785252929293" calcext:value-type="float">
            <text:p>0.475785252929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496131,2205,1645706005,49308276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898,</text:p>
          </table:table-cell>
          <table:table-cell office:value-type="float" office:value="0.01019964628608" calcext:value-type="float">
            <text:p>0.01019964628608</text:p>
          </table:table-cell>
          <table:table-cell table:formula="of:=[.D55]*(180/3.14)" office:value-type="float" office:value="0.584693099202036" calcext:value-type="float">
            <text:p>0.584693099202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538161,2206,1645706005,53541898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896,</text:p>
          </table:table-cell>
          <table:table-cell office:value-type="float" office:value="0.0103996250696645" calcext:value-type="float">
            <text:p>0.010399625069665</text:p>
          </table:table-cell>
          <table:table-cell table:formula="of:=[.D56]*(180/3.14)" office:value-type="float" office:value="0.596156851127263" calcext:value-type="float">
            <text:p>0.596156851127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2/02/24/13:33:25.618698,2207,1645706005,61553502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05,</text:p>
          </table:table-cell>
          <table:table-cell office:value-type="float" office:value="0.00949971422380791" calcext:value-type="float">
            <text:p>0.009499714223808</text:p>
          </table:table-cell>
          <table:table-cell table:formula="of:=[.D57]*(180/3.14)" office:value-type="float" office:value="0.544569605186441" calcext:value-type="float">
            <text:p>0.544569605186441</text:p>
          </table:table-cell>
          <table:table-cell/>
          <table:table-cell table:style-name="ce2" office:value-type="string" calcext:value-type="string">
            <text:p>IWR6843ISK</text:p>
          </table:table-cell>
        </table:table-row>
        <table:table-row table:style-name="ro1">
          <table:table-cell office:value-type="string" calcext:value-type="string">
            <text:p>2022/02/24/13:33:25.664970,2208,1645706005,66133022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2,</text:p>
          </table:table-cell>
          <table:table-cell office:value-type="float" office:value="0.00779984182177413" calcext:value-type="float">
            <text:p>0.007799841821774</text:p>
          </table:table-cell>
          <table:table-cell table:formula="of:=[.D58]*(180/3.14)" office:value-type="float" office:value="0.447124690420173" calcext:value-type="float">
            <text:p>0.447124690420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2/02/24/13:33:25.715609,2209,1645706005,70744109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32,</text:p>
          </table:table-cell>
          <table:table-cell office:value-type="float" office:value="0.00679989519224113" calcext:value-type="float">
            <text:p>0.006799895192241</text:p>
          </table:table-cell>
          <table:table-cell table:formula="of:=[.D59]*(180/3.14)" office:value-type="float" office:value="0.389802909109364" calcext:value-type="float">
            <text:p>0.389802909109364</text:p>
          </table:table-cell>
          <table:table-cell/>
          <table:table-cell table:style-name="ce2" office:value-type="string" calcext:value-type="string">
            <text:p>AWR1843</text:p>
          </table:table-cell>
        </table:table-row>
        <table:table-row table:style-name="ro1">
          <table:table-cell office:value-type="string" calcext:value-type="string">
            <text:p>2022/02/24/13:33:25.755555,2210,1645706005,75055813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18,</text:p>
          </table:table-cell>
          <table:table-cell office:value-type="float" office:value="0.00819981621808109" calcext:value-type="float">
            <text:p>0.008199816218081</text:p>
          </table:table-cell>
          <table:table-cell table:formula="of:=[.D60]*(180/3.14)" office:value-type="float" office:value="0.470053158998279" calcext:value-type="float">
            <text:p>0.470053158998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799663,2211,1645706005,79506182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44,</text:p>
          </table:table-cell>
          <table:table-cell office:value-type="float" office:value="0.00559994146243482" calcext:value-type="float">
            <text:p>0.005599941462435</text:p>
          </table:table-cell>
          <table:table-cell table:formula="of:=[.D61]*(180/3.14)" office:value-type="float" office:value="0.321015752623652" calcext:value-type="float">
            <text:p>0.32101575262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844588,2212,1645706005,84048533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3,</text:p>
          </table:table-cell>
          <table:table-cell office:value-type="float" office:value="0.00559994146243482" calcext:value-type="float">
            <text:p>0.005599941462435</text:p>
          </table:table-cell>
          <table:table-cell table:formula="of:=[.D62]*(180/3.14)" office:value-type="float" office:value="0.321015752623652" calcext:value-type="float">
            <text:p>0.32101575262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883574,2213,1645706005,88126850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2,</text:p>
          </table:table-cell>
          <table:table-cell office:value-type="float" office:value="0.00279999268270111" calcext:value-type="float">
            <text:p>0.002799992682701</text:p>
          </table:table-cell>
          <table:table-cell table:formula="of:=[.D63]*(180/3.14)" office:value-type="float" office:value="0.160509134677134" calcext:value-type="float">
            <text:p>0.160509134677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5.960591,2214,1645706005,95733428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3,</text:p>
          </table:table-cell>
          <table:table-cell office:value-type="float" office:value="0.00469996539279205" calcext:value-type="float">
            <text:p>0.004699965392792</text:p>
          </table:table-cell>
          <table:table-cell table:formula="of:=[.D64]*(180/3.14)" office:value-type="float" office:value="0.269424767739672" calcext:value-type="float">
            <text:p>0.269424767739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003507,2215,1645706006,1764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1,</text:p>
          </table:table-cell>
          <table:table-cell office:value-type="float" office:value="0.00469996539279205" calcext:value-type="float">
            <text:p>0.004699965392792</text:p>
          </table:table-cell>
          <table:table-cell table:formula="of:=[.D65]*(180/3.14)" office:value-type="float" office:value="0.269424767739672" calcext:value-type="float">
            <text:p>0.269424767739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045027,2216,1645706006,4232120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1,</text:p>
          </table:table-cell>
          <table:table-cell office:value-type="float" office:value="0.00089999975700013" calcext:value-type="float">
            <text:p>0.000899999757</text:p>
          </table:table-cell>
          <table:table-cell table:formula="of:=[.D66]*(180/3.14)" office:value-type="float" office:value="0.0515923427579692" calcext:value-type="float">
            <text:p>0.05159234275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086262,2217,1645706006,8314681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5,</text:p>
          </table:table-cell>
          <table:table-cell office:value-type="float" office:value="0.00089999975700013" calcext:value-type="float">
            <text:p>0.000899999757</text:p>
          </table:table-cell>
          <table:table-cell table:formula="of:=[.D67]*(180/3.14)" office:value-type="float" office:value="0.0515923427579692" calcext:value-type="float">
            <text:p>0.05159234275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167730,2218,1645706006,16409373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7,</text:p>
          </table:table-cell>
          <table:table-cell office:value-type="float" office:value="-0.00269999343902862" calcext:value-type="float">
            <text:p>-0.002699993439029</text:p>
          </table:table-cell>
          <table:table-cell table:formula="of:=[.D68]*(180/3.14)" office:value-type="float" office:value="-0.154776693957055" calcext:value-type="float">
            <text:p>-0.154776693957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221180,2219,1645706006,20845055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108,</text:p>
          </table:table-cell>
          <table:table-cell office:value-type="float" office:value="-0.010799580125384" calcext:value-type="float">
            <text:p>-0.010799580125384</text:p>
          </table:table-cell>
          <table:table-cell table:formula="of:=[.D69]*(180/3.14)" office:value-type="float" office:value="-0.619084211009276" calcext:value-type="float">
            <text:p>-0.619084211009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275568,2220,1645706006,26202297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6,</text:p>
          </table:table-cell>
          <table:table-cell office:value-type="float" office:value="-0.00359998444812098" calcext:value-type="float">
            <text:p>-0.003599984448121</text:p>
          </table:table-cell>
          <table:table-cell table:formula="of:=[.D70]*(180/3.14)" office:value-type="float" office:value="-0.206368535242604" calcext:value-type="float">
            <text:p>-0.206368535242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329754,2221,1645706006,31405878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5,</text:p>
          </table:table-cell>
          <table:table-cell office:value-type="float" office:value="-0.00359998444812098" calcext:value-type="float">
            <text:p>-0.003599984448121</text:p>
          </table:table-cell>
          <table:table-cell table:formula="of:=[.D71]*(180/3.14)" office:value-type="float" office:value="-0.206368535242604" calcext:value-type="float">
            <text:p>-0.206368535242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365380,2222,1645706006,36161708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4,</text:p>
          </table:table-cell>
          <table:table-cell office:value-type="float" office:value="-0.00359998444812098" calcext:value-type="float">
            <text:p>-0.003599984448121</text:p>
          </table:table-cell>
          <table:table-cell table:formula="of:=[.D72]*(180/3.14)" office:value-type="float" office:value="-0.206368535242604" calcext:value-type="float">
            <text:p>-0.206368535242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439562,2223,1645706006,43620586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52,</text:p>
          </table:table-cell>
          <table:table-cell office:value-type="float" office:value="-0.00519995313142715" calcext:value-type="float">
            <text:p>-0.005199953131427</text:p>
          </table:table-cell>
          <table:table-cell table:formula="of:=[.D73]*(180/3.14)" office:value-type="float" office:value="-0.298086485241047" calcext:value-type="float">
            <text:p>-0.29808648524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512479,2224,1645706006,50979089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51,</text:p>
          </table:table-cell>
          <table:table-cell office:value-type="float" office:value="-0.00509995578369014" calcext:value-type="float">
            <text:p>-0.00509995578369</text:p>
          </table:table-cell>
          <table:table-cell table:formula="of:=[.D74]*(180/3.14)" office:value-type="float" office:value="-0.292354153205167" calcext:value-type="float">
            <text:p>-0.292354153205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552573,2225,1645706006,55109763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89,</text:p>
          </table:table-cell>
          <table:table-cell office:value-type="float" office:value="-0.00889976502150073" calcext:value-type="float">
            <text:p>-0.008899765021501</text:p>
          </table:table-cell>
          <table:table-cell table:formula="of:=[.D75]*(180/3.14)" office:value-type="float" office:value="-0.510177612697494" calcext:value-type="float">
            <text:p>-0.510177612697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596467,2226,1645706006,59351515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5,</text:p>
          </table:table-cell>
          <table:table-cell office:value-type="float" office:value="-0.00889976502150073" calcext:value-type="float">
            <text:p>-0.008899765021501</text:p>
          </table:table-cell>
          <table:table-cell table:formula="of:=[.D76]*(180/3.14)" office:value-type="float" office:value="-0.510177612697494" calcext:value-type="float">
            <text:p>-0.510177612697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643074,2227,1645706006,63586211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5,</text:p>
          </table:table-cell>
          <table:table-cell office:value-type="float" office:value="-0.00499995833395822" calcext:value-type="float">
            <text:p>-0.004999958333958</text:p>
          </table:table-cell>
          <table:table-cell table:formula="of:=[.D77]*(180/3.14)" office:value-type="float" office:value="-0.286621815322445" calcext:value-type="float">
            <text:p>-0.286621815322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715404,2228,1645706006,71337866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8,</text:p>
          </table:table-cell>
          <table:table-cell office:value-type="float" office:value="-0.00499995833395822" calcext:value-type="float">
            <text:p>-0.004999958333958</text:p>
          </table:table-cell>
          <table:table-cell table:formula="of:=[.D78]*(180/3.14)" office:value-type="float" office:value="-0.286621815322445" calcext:value-type="float">
            <text:p>-0.286621815322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762824,2229,1645706006,75531601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43,</text:p>
          </table:table-cell>
          <table:table-cell office:value-type="float" office:value="-0.00429997349796065" calcext:value-type="float">
            <text:p>-0.004299973497961</text:p>
          </table:table-cell>
          <table:table-cell table:formula="of:=[.D79]*(180/3.14)" office:value-type="float" office:value="-0.246495296061439" calcext:value-type="float">
            <text:p>-0.24649529606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807526,2230,1645706006,80266261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9,</text:p>
          </table:table-cell>
          <table:table-cell office:value-type="float" office:value="-0.00189999771367163" calcext:value-type="float">
            <text:p>-0.001899997713672</text:p>
          </table:table-cell>
          <table:table-cell table:formula="of:=[.D80]*(180/3.14)" office:value-type="float" office:value="-0.10891706638882" calcext:value-type="float">
            <text:p>-0.10891706638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850208,2231,1645706006,84775185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1,</text:p>
          </table:table-cell>
          <table:table-cell office:value-type="float" office:value="-0.00109999955633376" calcext:value-type="float">
            <text:p>-0.001099999556334</text:p>
          </table:table-cell>
          <table:table-cell table:formula="of:=[.D81]*(180/3.14)" office:value-type="float" office:value="-0.0630572994076676" calcext:value-type="float">
            <text:p>-0.063057299407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890615,2232,1645706006,88766002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8,</text:p>
          </table:table-cell>
          <table:table-cell office:value-type="float" office:value="-0.00109999955633376" calcext:value-type="float">
            <text:p>-0.001099999556334</text:p>
          </table:table-cell>
          <table:table-cell table:formula="of:=[.D82]*(180/3.14)" office:value-type="float" office:value="-0.0630572994076676" calcext:value-type="float">
            <text:p>-0.063057299407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6.938583,2233,1645706006,92872476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1,</text:p>
          </table:table-cell>
          <table:table-cell office:value-type="float" office:value="0.00189999771367163" calcext:value-type="float">
            <text:p>0.001899997713672</text:p>
          </table:table-cell>
          <table:table-cell table:formula="of:=[.D83]*(180/3.14)" office:value-type="float" office:value="0.10891706638882" calcext:value-type="float">
            <text:p>0.10891706638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007891,2234,1645706007,472426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7784,</text:p>
          </table:table-cell>
          <table:table-cell office:value-type="float" office:value="0.00189999771367163" calcext:value-type="float">
            <text:p>0.001899997713672</text:p>
          </table:table-cell>
          <table:table-cell table:formula="of:=[.D84]*(180/3.14)" office:value-type="float" office:value="0.10891706638882" calcext:value-type="float">
            <text:p>0.10891706638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058256,2235,1645706007,4785370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1,</text:p>
          </table:table-cell>
          <table:table-cell office:value-type="float" office:value="0.00389998022718046" calcext:value-type="float">
            <text:p>0.00389998022718</text:p>
          </table:table-cell>
          <table:table-cell table:formula="of:=[.D85]*(180/3.14)" office:value-type="float" office:value="0.22356574550716" calcext:value-type="float">
            <text:p>0.2235657455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095648,2236,1645706007,9285902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7,</text:p>
          </table:table-cell>
          <table:table-cell office:value-type="float" office:value="0.00389998022718046" calcext:value-type="float">
            <text:p>0.00389998022718</text:p>
          </table:table-cell>
          <table:table-cell table:formula="of:=[.D86]*(180/3.14)" office:value-type="float" office:value="0.22356574550716" calcext:value-type="float">
            <text:p>0.2235657455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137441,2237,1645706007,13393068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3,</text:p>
          </table:table-cell>
          <table:table-cell office:value-type="float" office:value="0.00469996539279205" calcext:value-type="float">
            <text:p>0.004699965392792</text:p>
          </table:table-cell>
          <table:table-cell table:formula="of:=[.D87]*(180/3.14)" office:value-type="float" office:value="0.269424767739672" calcext:value-type="float">
            <text:p>0.269424767739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221792,2238,1645706007,21906614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5,</text:p>
          </table:table-cell>
          <table:table-cell office:value-type="float" office:value="0.00749985937974586" calcext:value-type="float">
            <text:p>0.007499859379746</text:p>
          </table:table-cell>
          <table:table-cell table:formula="of:=[.D88]*(180/3.14)" office:value-type="float" office:value="0.429928244698807" calcext:value-type="float">
            <text:p>0.429928244698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261265,2239,1645706007,25981855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894,</text:p>
          </table:table-cell>
          <table:table-cell office:value-type="float" office:value="0.0105996030214291" calcext:value-type="float">
            <text:p>0.010599603021429</text:p>
          </table:table-cell>
          <table:table-cell table:formula="of:=[.D89]*(180/3.14)" office:value-type="float" office:value="0.607620555368546" calcext:value-type="float">
            <text:p>0.607620555368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306255,2240,1645706007,30366873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4,</text:p>
          </table:table-cell>
          <table:table-cell office:value-type="float" office:value="0.00759985367973756" calcext:value-type="float">
            <text:p>0.007599853679738</text:p>
          </table:table-cell>
          <table:table-cell table:formula="of:=[.D90]*(180/3.14)" office:value-type="float" office:value="0.435660402023172" calcext:value-type="float">
            <text:p>0.435660402023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349905,2241,1645706007,34834885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32,</text:p>
          </table:table-cell>
          <table:table-cell office:value-type="float" office:value="0.00679989519224113" calcext:value-type="float">
            <text:p>0.006799895192241</text:p>
          </table:table-cell>
          <table:table-cell table:formula="of:=[.D91]*(180/3.14)" office:value-type="float" office:value="0.389802909109364" calcext:value-type="float">
            <text:p>0.389802909109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397493,2242,1645706007,39605689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8,</text:p>
          </table:table-cell>
          <table:table-cell office:value-type="float" office:value="0.00719987558786968" calcext:value-type="float">
            <text:p>0.00719987558787</text:p>
          </table:table-cell>
          <table:table-cell table:formula="of:=[.D92]*(180/3.14)" office:value-type="float" office:value="0.412731721597625" calcext:value-type="float">
            <text:p>0.412731721597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437351,2243,1645706007,43590688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03,</text:p>
          </table:table-cell>
          <table:table-cell office:value-type="float" office:value="0.00969969579284024" calcext:value-type="float">
            <text:p>0.00969969579284</text:p>
          </table:table-cell>
          <table:table-cell table:formula="of:=[.D93]*(180/3.14)" office:value-type="float" office:value="0.55603351678702" calcext:value-type="float">
            <text:p>0.55603351678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514836,2244,1645706007,51157760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6,</text:p>
          </table:table-cell>
          <table:table-cell office:value-type="float" office:value="0.00739986492977114" calcext:value-type="float">
            <text:p>0.007399864929771</text:p>
          </table:table-cell>
          <table:table-cell table:formula="of:=[.D94]*(180/3.14)" office:value-type="float" office:value="0.424196078776689" calcext:value-type="float">
            <text:p>0.424196078776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555318,2245,1645706007,55266523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2,</text:p>
          </table:table-cell>
          <table:table-cell office:value-type="float" office:value="0.00479996313650963" calcext:value-type="float">
            <text:p>0.00479996313651</text:p>
          </table:table-cell>
          <table:table-cell table:formula="of:=[.D95]*(180/3.14)" office:value-type="float" office:value="0.275157122475074" calcext:value-type="float">
            <text:p>0.275157122475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601538,2246,1645706007,59420061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7,</text:p>
          </table:table-cell>
          <table:table-cell office:value-type="float" office:value="0.00479996313650963" calcext:value-type="float">
            <text:p>0.00479996313651</text:p>
          </table:table-cell>
          <table:table-cell table:formula="of:=[.D96]*(180/3.14)" office:value-type="float" office:value="0.275157122475074" calcext:value-type="float">
            <text:p>0.275157122475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647052,2247,1645706007,64150619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7,</text:p>
          </table:table-cell>
          <table:table-cell office:value-type="float" office:value="0.00429997349796065" calcext:value-type="float">
            <text:p>0.004299973497961</text:p>
          </table:table-cell>
          <table:table-cell table:formula="of:=[.D97]*(180/3.14)" office:value-type="float" office:value="0.246495296061439" calcext:value-type="float">
            <text:p>0.24649529606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683031,2248,1645706007,68064260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7,</text:p>
          </table:table-cell>
          <table:table-cell office:value-type="float" office:value="0.00429997349796065" calcext:value-type="float">
            <text:p>0.004299973497961</text:p>
          </table:table-cell>
          <table:table-cell table:formula="of:=[.D98]*(180/3.14)" office:value-type="float" office:value="0.246495296061439" calcext:value-type="float">
            <text:p>0.24649529606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758773,2249,1645706007,75716638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6,</text:p>
          </table:table-cell>
          <table:table-cell office:value-type="float" office:value="0.00239999539201588" calcext:value-type="float">
            <text:p>0.002399995392016</text:p>
          </table:table-cell>
          <table:table-cell table:formula="of:=[.D99]*(180/3.14)" office:value-type="float" office:value="0.137579353682439" calcext:value-type="float">
            <text:p>0.13757935368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800641,2250,1645706007,79796099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1,</text:p>
          </table:table-cell>
          <table:table-cell office:value-type="float" office:value="0.00239999539201588" calcext:value-type="float">
            <text:p>0.002399995392016</text:p>
          </table:table-cell>
          <table:table-cell table:formula="of:=[.D100]*(180/3.14)" office:value-type="float" office:value="0.137579353682439" calcext:value-type="float">
            <text:p>0.13757935368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839289,2251,1645706007,83800101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8,</text:p>
          </table:table-cell>
          <table:table-cell office:value-type="float" office:value="0.000199999997333311" calcext:value-type="float">
            <text:p>0.000199999997333</text:p>
          </table:table-cell>
          <table:table-cell table:formula="of:=[.D101]*(180/3.14)" office:value-type="float" office:value="0.0114649679999987" calcext:value-type="float">
            <text:p>0.011464967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878826,2252,1645706007,87725520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12,</text:p>
          </table:table-cell>
          <table:table-cell office:value-type="float" office:value="0.000199999997333311" calcext:value-type="float">
            <text:p>0.000199999997333</text:p>
          </table:table-cell>
          <table:table-cell table:formula="of:=[.D102]*(180/3.14)" office:value-type="float" office:value="0.0114649679999987" calcext:value-type="float">
            <text:p>0.011464967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7.960909,2253,1645706007,95353674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7,</text:p>
          </table:table-cell>
          <table:table-cell office:value-type="float" office:value="-0.00169999836233621" calcext:value-type="float">
            <text:p>-0.001699998362336</text:p>
          </table:table-cell>
          <table:table-cell table:formula="of:=[.D103]*(180/3.14)" office:value-type="float" office:value="-0.0974521354205469" calcext:value-type="float">
            <text:p>-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002139,2254,1645706008,1883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6,</text:p>
          </table:table-cell>
          <table:table-cell office:value-type="float" office:value="-0.00169999836233621" calcext:value-type="float">
            <text:p>-0.001699998362336</text:p>
          </table:table-cell>
          <table:table-cell table:formula="of:=[.D104]*(180/3.14)" office:value-type="float" office:value="-0.0974521354205469" calcext:value-type="float">
            <text:p>-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044919,2255,1645706008,4312825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67,</text:p>
          </table:table-cell>
          <table:table-cell office:value-type="float" office:value="-0.00669989974836676" calcext:value-type="float">
            <text:p>-0.006699899748367</text:p>
          </table:table-cell>
          <table:table-cell table:formula="of:=[.D105]*(180/3.14)" office:value-type="float" office:value="-0.384070686212107" calcext:value-type="float">
            <text:p>-0.384070686212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100445,2256,1645706008,9158730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7,</text:p>
          </table:table-cell>
          <table:table-cell office:value-type="float" office:value="-0.00369998311580539" calcext:value-type="float">
            <text:p>-0.003699983115805</text:p>
          </table:table-cell>
          <table:table-cell table:formula="of:=[.D106]*(180/3.14)" office:value-type="float" office:value="-0.212100942944258" calcext:value-type="float">
            <text:p>-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148801,2257,1645706008,14324593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51,</text:p>
          </table:table-cell>
          <table:table-cell office:value-type="float" office:value="-0.00509995578369014" calcext:value-type="float">
            <text:p>-0.00509995578369</text:p>
          </table:table-cell>
          <table:table-cell table:formula="of:=[.D107]*(180/3.14)" office:value-type="float" office:value="-0.292354153205167" calcext:value-type="float">
            <text:p>-0.292354153205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191745,2258,1645706008,18700957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71,</text:p>
          </table:table-cell>
          <table:table-cell office:value-type="float" office:value="-0.00709988069994177" calcext:value-type="float">
            <text:p>-0.007099880699942</text:p>
          </table:table-cell>
          <table:table-cell table:formula="of:=[.D108]*(180/3.14)" office:value-type="float" office:value="-0.40699953056991" calcext:value-type="float">
            <text:p>-0.40699953056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246222,2259,1645706008,23544764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8,</text:p>
          </table:table-cell>
          <table:table-cell office:value-type="float" office:value="-0.00799982933988664" calcext:value-type="float">
            <text:p>-0.007999829339887</text:p>
          </table:table-cell>
          <table:table-cell table:formula="of:=[.D109]*(180/3.14)" office:value-type="float" office:value="-0.458588943050827" calcext:value-type="float">
            <text:p>-0.458588943050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289091,2260,1645706008,28435301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67,</text:p>
          </table:table-cell>
          <table:table-cell office:value-type="float" office:value="-0.00669989974836676" calcext:value-type="float">
            <text:p>-0.006699899748367</text:p>
          </table:table-cell>
          <table:table-cell table:formula="of:=[.D110]*(180/3.14)" office:value-type="float" office:value="-0.384070686212107" calcext:value-type="float">
            <text:p>-0.384070686212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369280,2261,1645706008,36678957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47,</text:p>
          </table:table-cell>
          <table:table-cell office:value-type="float" office:value="-0.00469996539279194" calcext:value-type="float">
            <text:p>-0.004699965392792</text:p>
          </table:table-cell>
          <table:table-cell table:formula="of:=[.D111]*(180/3.14)" office:value-type="float" office:value="-0.269424767739665" calcext:value-type="float">
            <text:p>-0.269424767739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410953,2262,1645706008,40803527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9,</text:p>
          </table:table-cell>
          <table:table-cell office:value-type="float" office:value="-0.00389998022718046" calcext:value-type="float">
            <text:p>-0.00389998022718</text:p>
          </table:table-cell>
          <table:table-cell table:formula="of:=[.D112]*(180/3.14)" office:value-type="float" office:value="-0.22356574550716" calcext:value-type="float">
            <text:p>-0.2235657455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486964,2263,1645706008,48444724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44,</text:p>
          </table:table-cell>
          <table:table-cell office:value-type="float" office:value="-0.00439997160566312" calcext:value-type="float">
            <text:p>-0.004399971605663</text:p>
          </table:table-cell>
          <table:table-cell table:formula="of:=[.D113]*(180/3.14)" office:value-type="float" office:value="-0.252227671662217" calcext:value-type="float">
            <text:p>-0.25222767166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566790,2264,1645706008,56287598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7,</text:p>
          </table:table-cell>
          <table:table-cell office:value-type="float" office:value="-0.00169999836233621" calcext:value-type="float">
            <text:p>-0.001699998362336</text:p>
          </table:table-cell>
          <table:table-cell table:formula="of:=[.D114]*(180/3.14)" office:value-type="float" office:value="-0.0974521354205469" calcext:value-type="float">
            <text:p>-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626837,2265,1645706008,62073302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7,</text:p>
          </table:table-cell>
          <table:table-cell office:value-type="float" office:value="-0.00169999836233621" calcext:value-type="float">
            <text:p>-0.001699998362336</text:p>
          </table:table-cell>
          <table:table-cell table:formula="of:=[.D115]*(180/3.14)" office:value-type="float" office:value="-0.0974521354205469" calcext:value-type="float">
            <text:p>-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670164,2266,1645706008,66626429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6,</text:p>
          </table:table-cell>
          <table:table-cell office:value-type="float" office:value="0.000399999978666625" calcext:value-type="float">
            <text:p>0.000399999978667</text:p>
          </table:table-cell>
          <table:table-cell table:formula="of:=[.D116]*(180/3.14)" office:value-type="float" office:value="0.0229299350828001" calcext:value-type="float">
            <text:p>0.022929935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709064,2267,1645706008,70662045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4,</text:p>
          </table:table-cell>
          <table:table-cell office:value-type="float" office:value="0.000399999978666625" calcext:value-type="float">
            <text:p>0.000399999978667</text:p>
          </table:table-cell>
          <table:table-cell table:formula="of:=[.D117]*(180/3.14)" office:value-type="float" office:value="0.0229299350828001" calcext:value-type="float">
            <text:p>0.022929935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786532,2268,1645706008,78361749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7,</text:p>
          </table:table-cell>
          <table:table-cell office:value-type="float" office:value="0.000399999978666625" calcext:value-type="float">
            <text:p>0.000399999978667</text:p>
          </table:table-cell>
          <table:table-cell table:formula="of:=[.D118]*(180/3.14)" office:value-type="float" office:value="0.0229299350828001" calcext:value-type="float">
            <text:p>0.022929935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865881,2269,1645706008,86146807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6,</text:p>
          </table:table-cell>
          <table:table-cell office:value-type="float" office:value="0.0033999868987575" calcext:value-type="float">
            <text:p>0.003399986898758</text:p>
          </table:table-cell>
          <table:table-cell table:formula="of:=[.D119]*(180/3.14)" office:value-type="float" office:value="0.194903707572086" calcext:value-type="float">
            <text:p>0.19490370757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908926,2270,1645706008,90498948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32,</text:p>
          </table:table-cell>
          <table:table-cell office:value-type="float" office:value="0.00679989519224113" calcext:value-type="float">
            <text:p>0.006799895192241</text:p>
          </table:table-cell>
          <table:table-cell table:formula="of:=[.D120]*(180/3.14)" office:value-type="float" office:value="0.389802909109364" calcext:value-type="float">
            <text:p>0.389802909109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948344,2271,1645706008,94538521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5,</text:p>
          </table:table-cell>
          <table:table-cell office:value-type="float" office:value="0.00679989519224113" calcext:value-type="float">
            <text:p>0.006799895192241</text:p>
          </table:table-cell>
          <table:table-cell table:formula="of:=[.D121]*(180/3.14)" office:value-type="float" office:value="0.389802909109364" calcext:value-type="float">
            <text:p>0.389802909109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8.992365,2272,1645706008,98593330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4,</text:p>
          </table:table-cell>
          <table:table-cell office:value-type="float" office:value="0.00459996755507864" calcext:value-type="float">
            <text:p>0.004599967555079</text:p>
          </table:table-cell>
          <table:table-cell table:formula="of:=[.D122]*(180/3.14)" office:value-type="float" office:value="0.263692407615973" calcext:value-type="float">
            <text:p>0.263692407615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031664,2273,1645706009,2807068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39,</text:p>
          </table:table-cell>
          <table:table-cell office:value-type="float" office:value="0.00609992434135581" calcext:value-type="float">
            <text:p>0.006099924341356</text:p>
          </table:table-cell>
          <table:table-cell table:formula="of:=[.D123]*(180/3.14)" office:value-type="float" office:value="0.34967719154269" calcext:value-type="float">
            <text:p>0.34967719154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109198,2274,1645706009,10723137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6,</text:p>
          </table:table-cell>
          <table:table-cell office:value-type="float" office:value="0.00739986492977114" calcext:value-type="float">
            <text:p>0.007399864929771</text:p>
          </table:table-cell>
          <table:table-cell table:formula="of:=[.D124]*(180/3.14)" office:value-type="float" office:value="0.424196078776689" calcext:value-type="float">
            <text:p>0.424196078776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152201,2275,1645706009,14906549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5,</text:p>
          </table:table-cell>
          <table:table-cell office:value-type="float" office:value="0.00749985937974586" calcext:value-type="float">
            <text:p>0.007499859379746</text:p>
          </table:table-cell>
          <table:table-cell table:formula="of:=[.D125]*(180/3.14)" office:value-type="float" office:value="0.429928244698807" calcext:value-type="float">
            <text:p>0.429928244698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195015,2276,1645706009,19145250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34,</text:p>
          </table:table-cell>
          <table:table-cell office:value-type="float" office:value="0.00659990417050464" calcext:value-type="float">
            <text:p>0.006599904170505</text:p>
          </table:table-cell>
          <table:table-cell table:formula="of:=[.D126]*(180/3.14)" office:value-type="float" office:value="0.378338455634024" calcext:value-type="float">
            <text:p>0.378338455634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248132,2277,1645706009,24289298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48,</text:p>
          </table:table-cell>
          <table:table-cell office:value-type="float" office:value="0.00519995313142704" calcext:value-type="float">
            <text:p>0.005199953131427</text:p>
          </table:table-cell>
          <table:table-cell table:formula="of:=[.D127]*(180/3.14)" office:value-type="float" office:value="0.298086485241041" calcext:value-type="float">
            <text:p>0.29808648524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301853,2278,1645706009,29050755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2,</text:p>
          </table:table-cell>
          <table:table-cell office:value-type="float" office:value="0.00379998170949183" calcext:value-type="float">
            <text:p>0.003799981709492</text:p>
          </table:table-cell>
          <table:table-cell table:formula="of:=[.D128]*(180/3.14)" office:value-type="float" office:value="0.21783334640399" calcext:value-type="float">
            <text:p>0.2178333464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336875,2279,1645706009,33468461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5,</text:p>
          </table:table-cell>
          <table:table-cell office:value-type="float" office:value="0.00379998170949183" calcext:value-type="float">
            <text:p>0.003799981709492</text:p>
          </table:table-cell>
          <table:table-cell table:formula="of:=[.D129]*(180/3.14)" office:value-type="float" office:value="0.21783334640399" calcext:value-type="float">
            <text:p>0.2178333464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410684,2280,1645706009,40880489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4,</text:p>
          </table:table-cell>
          <table:table-cell office:value-type="float" office:value="0.00459996755507864" calcext:value-type="float">
            <text:p>0.004599967555079</text:p>
          </table:table-cell>
          <table:table-cell table:formula="of:=[.D130]*(180/3.14)" office:value-type="float" office:value="0.263692407615973" calcext:value-type="float">
            <text:p>0.263692407615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452248,2281,1645706009,44859719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3,</text:p>
          </table:table-cell>
          <table:table-cell office:value-type="float" office:value="0.00169999836233621" calcext:value-type="float">
            <text:p>0.001699998362336</text:p>
          </table:table-cell>
          <table:table-cell table:formula="of:=[.D131]*(180/3.14)" office:value-type="float" office:value="0.0974521354205469" calcext:value-type="float">
            <text:p>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490862,2282,1645706009,48859667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5,</text:p>
          </table:table-cell>
          <table:table-cell office:value-type="float" office:value="0.00349998570843832" calcext:value-type="float">
            <text:p>0.003499985708438</text:p>
          </table:table-cell>
          <table:table-cell table:formula="of:=[.D132]*(180/3.14)" office:value-type="float" office:value="0.200636123413662" calcext:value-type="float">
            <text:p>0.20063612341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529573,2283,1645706009,52738666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4,</text:p>
          </table:table-cell>
          <table:table-cell office:value-type="float" office:value="0.000599999928000061" calcext:value-type="float">
            <text:p>0.000599999928</text:p>
          </table:table-cell>
          <table:table-cell table:formula="of:=[.D133]*(180/3.14)" office:value-type="float" office:value="0.0343949003312137" calcext:value-type="float">
            <text:p>0.034394900331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608071,2284,1645706009,60358023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4,</text:p>
          </table:table-cell>
          <table:table-cell office:value-type="float" office:value="0.000599999928000061" calcext:value-type="float">
            <text:p>0.000599999928</text:p>
          </table:table-cell>
          <table:table-cell table:formula="of:=[.D134]*(180/3.14)" office:value-type="float" office:value="0.0343949003312137" calcext:value-type="float">
            <text:p>0.034394900331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652097,2285,1645706009,64857220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04,</text:p>
          </table:table-cell>
          <table:table-cell office:value-type="float" office:value="-0.000399999978666625" calcext:value-type="float">
            <text:p>-0.000399999978667</text:p>
          </table:table-cell>
          <table:table-cell table:formula="of:=[.D135]*(180/3.14)" office:value-type="float" office:value="-0.0229299350828001" calcext:value-type="float">
            <text:p>-0.022929935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693449,2286,1645706009,69055008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3,</text:p>
          </table:table-cell>
          <table:table-cell office:value-type="float" office:value="-0.000399999978666625" calcext:value-type="float">
            <text:p>-0.000399999978667</text:p>
          </table:table-cell>
          <table:table-cell table:formula="of:=[.D136]*(180/3.14)" office:value-type="float" office:value="-0.0229299350828001" calcext:value-type="float">
            <text:p>-0.022929935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735853,2287,1645706009,73135042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5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137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814862,2288,1645706009,81224989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8,</text:p>
          </table:table-cell>
          <table:table-cell office:value-type="float" office:value="-0.00379998170949183" calcext:value-type="float">
            <text:p>-0.003799981709492</text:p>
          </table:table-cell>
          <table:table-cell table:formula="of:=[.D138]*(180/3.14)" office:value-type="float" office:value="-0.21783334640399" calcext:value-type="float">
            <text:p>-0.2178333464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856595,2289,1645706009,85319662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1,</text:p>
          </table:table-cell>
          <table:table-cell office:value-type="float" office:value="-0.00379998170949183" calcext:value-type="float">
            <text:p>-0.003799981709492</text:p>
          </table:table-cell>
          <table:table-cell table:formula="of:=[.D139]*(180/3.14)" office:value-type="float" office:value="-0.21783334640399" calcext:value-type="float">
            <text:p>-0.2178333464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899704,2290,1645706009,89630866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54,</text:p>
          </table:table-cell>
          <table:table-cell office:value-type="float" office:value="-0.00539994751291838" calcext:value-type="float">
            <text:p>-0.005399947512918</text:p>
          </table:table-cell>
          <table:table-cell table:formula="of:=[.D140]*(180/3.14)" office:value-type="float" office:value="-0.309551131313793" calcext:value-type="float">
            <text:p>-0.30955113131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940395,2291,1645706009,93751931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8,</text:p>
          </table:table-cell>
          <table:table-cell office:value-type="float" office:value="-0.00379998170949183" calcext:value-type="float">
            <text:p>-0.003799981709492</text:p>
          </table:table-cell>
          <table:table-cell table:formula="of:=[.D141]*(180/3.14)" office:value-type="float" office:value="-0.21783334640399" calcext:value-type="float">
            <text:p>-0.2178333464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29.982192,2292,1645706009,97871804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8,</text:p>
          </table:table-cell>
          <table:table-cell office:value-type="float" office:value="-0.00379998170949183" calcext:value-type="float">
            <text:p>-0.003799981709492</text:p>
          </table:table-cell>
          <table:table-cell table:formula="of:=[.D142]*(180/3.14)" office:value-type="float" office:value="-0.21783334640399" calcext:value-type="float">
            <text:p>-0.2178333464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064460,2293,1645706010,6005501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8,</text:p>
          </table:table-cell>
          <table:table-cell office:value-type="float" office:value="-0.00379998170949183" calcext:value-type="float">
            <text:p>-0.003799981709492</text:p>
          </table:table-cell>
          <table:table-cell table:formula="of:=[.D143]*(180/3.14)" office:value-type="float" office:value="-0.21783334640399" calcext:value-type="float">
            <text:p>-0.2178333464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111583,2294,1645706010,10939526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7,</text:p>
          </table:table-cell>
          <table:table-cell office:value-type="float" office:value="-0.00369998311580539" calcext:value-type="float">
            <text:p>-0.003699983115805</text:p>
          </table:table-cell>
          <table:table-cell table:formula="of:=[.D144]*(180/3.14)" office:value-type="float" office:value="-0.212100942944258" calcext:value-type="float">
            <text:p>-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154322,2295,1645706010,15069031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6,</text:p>
          </table:table-cell>
          <table:table-cell office:value-type="float" office:value="-0.00369998311580539" calcext:value-type="float">
            <text:p>-0.003699983115805</text:p>
          </table:table-cell>
          <table:table-cell table:formula="of:=[.D145]*(180/3.14)" office:value-type="float" office:value="-0.212100942944258" calcext:value-type="float">
            <text:p>-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200345,2296,1645706010,19814658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11,</text:p>
          </table:table-cell>
          <table:table-cell office:value-type="float" office:value="-0.00369998311580539" calcext:value-type="float">
            <text:p>-0.003699983115805</text:p>
          </table:table-cell>
          <table:table-cell table:formula="of:=[.D146]*(180/3.14)" office:value-type="float" office:value="-0.212100942944258" calcext:value-type="float">
            <text:p>-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241022,2297,1645706010,23960900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46,</text:p>
          </table:table-cell>
          <table:table-cell office:value-type="float" office:value="-0.00459996755507853" calcext:value-type="float">
            <text:p>-0.004599967555079</text:p>
          </table:table-cell>
          <table:table-cell table:formula="of:=[.D147]*(180/3.14)" office:value-type="float" office:value="-0.263692407615966" calcext:value-type="float">
            <text:p>-0.263692407615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284188,2298,1645706010,28161263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5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148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364254,2299,1645706010,36164808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4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149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404352,2300,1645706010,40278649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,</text:p>
          </table:table-cell>
          <table:table-cell office:value-type="float" office:value="-0.000999999666666757" calcext:value-type="float">
            <text:p>-0.000999999666667</text:p>
          </table:table-cell>
          <table:table-cell table:formula="of:=[.D150]*(180/3.14)" office:value-type="float" office:value="-0.0573248216560561" calcext:value-type="float">
            <text:p>-0.057324821656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449595,2301,1645706010,44310760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5,</text:p>
          </table:table-cell>
          <table:table-cell office:value-type="float" office:value="0.00149999887500146" calcext:value-type="float">
            <text:p>0.001499998875001</text:p>
          </table:table-cell>
          <table:table-cell table:formula="of:=[.D151]*(180/3.14)" office:value-type="float" office:value="0.0859871966561349" calcext:value-type="float">
            <text:p>0.08598719665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497955,2302,1645706010,48898625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7,</text:p>
          </table:table-cell>
          <table:table-cell office:value-type="float" office:value="0.00129999926766738" calcext:value-type="float">
            <text:p>0.001299999267667</text:p>
          </table:table-cell>
          <table:table-cell table:formula="of:=[.D152]*(180/3.14)" office:value-type="float" office:value="0.0745222510127796" calcext:value-type="float">
            <text:p>0.07452225101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536416,2303,1645706010,53230428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5,</text:p>
          </table:table-cell>
          <table:table-cell office:value-type="float" office:value="0.004499969625369" calcext:value-type="float">
            <text:p>0.004499969625369</text:p>
          </table:table-cell>
          <table:table-cell table:formula="of:=[.D153]*(180/3.14)" office:value-type="float" office:value="0.257960042218605" calcext:value-type="float">
            <text:p>0.257960042218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617118,2304,1645706010,61149168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4,</text:p>
          </table:table-cell>
          <table:table-cell office:value-type="float" office:value="0.004499969625369" calcext:value-type="float">
            <text:p>0.004499969625369</text:p>
          </table:table-cell>
          <table:table-cell table:formula="of:=[.D154]*(180/3.14)" office:value-type="float" office:value="0.257960042218605" calcext:value-type="float">
            <text:p>0.257960042218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660304,2305,1645706010,65739893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2,</text:p>
          </table:table-cell>
          <table:table-cell office:value-type="float" office:value="0.00379998170949183" calcext:value-type="float">
            <text:p>0.003799981709492</text:p>
          </table:table-cell>
          <table:table-cell table:formula="of:=[.D155]*(180/3.14)" office:value-type="float" office:value="0.21783334640399" calcext:value-type="float">
            <text:p>0.2178333464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709408,2306,1645706010,70646858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34,</text:p>
          </table:table-cell>
          <table:table-cell office:value-type="float" office:value="0.00659990417050464" calcext:value-type="float">
            <text:p>0.006599904170505</text:p>
          </table:table-cell>
          <table:table-cell table:formula="of:=[.D156]*(180/3.14)" office:value-type="float" office:value="0.378338455634024" calcext:value-type="float">
            <text:p>0.378338455634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754816,2307,1645706010,75205588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5,</text:p>
          </table:table-cell>
          <table:table-cell office:value-type="float" office:value="0.00659990417050464" calcext:value-type="float">
            <text:p>0.006599904170505</text:p>
          </table:table-cell>
          <table:table-cell table:formula="of:=[.D157]*(180/3.14)" office:value-type="float" office:value="0.378338455634024" calcext:value-type="float">
            <text:p>0.378338455634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799696,2308,1645706010,79661488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7,</text:p>
          </table:table-cell>
          <table:table-cell office:value-type="float" office:value="0.00329998802107824" calcext:value-type="float">
            <text:p>0.003299988021078</text:p>
          </table:table-cell>
          <table:table-cell table:formula="of:=[.D158]*(180/3.14)" office:value-type="float" office:value="0.189171287832511" calcext:value-type="float">
            <text:p>0.189171287832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850400,2309,1645706010,84678244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,</text:p>
          </table:table-cell>
          <table:table-cell office:value-type="float" office:value="0.00399997866687147" calcext:value-type="float">
            <text:p>0.003999978666871</text:p>
          </table:table-cell>
          <table:table-cell table:formula="of:=[.D159]*(180/3.14)" office:value-type="float" office:value="0.229298140139129" calcext:value-type="float">
            <text:p>0.229298140139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895437,2310,1645706010,89210081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8,</text:p>
          </table:table-cell>
          <table:table-cell office:value-type="float" office:value="0.00419997530426136" calcext:value-type="float">
            <text:p>0.004199975304261</text:p>
          </table:table-cell>
          <table:table-cell table:formula="of:=[.D160]*(180/3.14)" office:value-type="float" office:value="0.240762915530906" calcext:value-type="float">
            <text:p>0.240762915530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0.945686,2311,1645706010,94029855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1,</text:p>
          </table:table-cell>
          <table:table-cell office:value-type="float" office:value="0.00389998022718046" calcext:value-type="float">
            <text:p>0.00389998022718</text:p>
          </table:table-cell>
          <table:table-cell table:formula="of:=[.D161]*(180/3.14)" office:value-type="float" office:value="0.22356574550716" calcext:value-type="float">
            <text:p>0.2235657455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002224,2312,1645706010,99382805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2,</text:p>
          </table:table-cell>
          <table:table-cell office:value-type="float" office:value="0.00379998170949183" calcext:value-type="float">
            <text:p>0.003799981709492</text:p>
          </table:table-cell>
          <table:table-cell table:formula="of:=[.D162]*(180/3.14)" office:value-type="float" office:value="0.21783334640399" calcext:value-type="float">
            <text:p>0.2178333464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116748,2313,1645706011,11368107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32,</text:p>
          </table:table-cell>
          <table:table-cell office:value-type="float" office:value="0.00679989519224113" calcext:value-type="float">
            <text:p>0.006799895192241</text:p>
          </table:table-cell>
          <table:table-cell table:formula="of:=[.D163]*(180/3.14)" office:value-type="float" office:value="0.389802909109364" calcext:value-type="float">
            <text:p>0.389802909109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194600,2314,1645706011,19087338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,</text:p>
          </table:table-cell>
          <table:table-cell office:value-type="float" office:value="0.000999999666666868" calcext:value-type="float">
            <text:p>0.000999999666667</text:p>
          </table:table-cell>
          <table:table-cell table:formula="of:=[.D164]*(180/3.14)" office:value-type="float" office:value="0.0573248216560625" calcext:value-type="float">
            <text:p>0.057324821656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233587,2315,1645706011,23106026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9,</text:p>
          </table:table-cell>
          <table:table-cell office:value-type="float" office:value="0.00409997702656504" calcext:value-type="float">
            <text:p>0.004099977026565</text:p>
          </table:table-cell>
          <table:table-cell table:formula="of:=[.D165]*(180/3.14)" office:value-type="float" office:value="0.235030530185257" calcext:value-type="float">
            <text:p>0.235030530185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311870,2316,1645706011,30785346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7,</text:p>
          </table:table-cell>
          <table:table-cell office:value-type="float" office:value="0.000299999990999967" calcext:value-type="float">
            <text:p>0.000299999991</text:p>
          </table:table-cell>
          <table:table-cell table:formula="of:=[.D166]*(180/3.14)" office:value-type="float" office:value="0.0171974517133739" calcext:value-type="float">
            <text:p>0.01719745171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362685,2317,1645706011,35223507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781,</text:p>
          </table:table-cell>
          <table:table-cell office:value-type="float" office:value="0.000299999990999967" calcext:value-type="float">
            <text:p>0.000299999991</text:p>
          </table:table-cell>
          <table:table-cell table:formula="of:=[.D167]*(180/3.14)" office:value-type="float" office:value="0.0171974517133739" calcext:value-type="float">
            <text:p>0.01719745171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418098,2318,1645706011,40687966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02,</text:p>
          </table:table-cell>
          <table:table-cell office:value-type="float" office:value="-0.000199999997333311" calcext:value-type="float">
            <text:p>-0.000199999997333</text:p>
          </table:table-cell>
          <table:table-cell table:formula="of:=[.D168]*(180/3.14)" office:value-type="float" office:value="-0.0114649679999987" calcext:value-type="float">
            <text:p>-0.011464967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458665,2319,1645706011,45556116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4,</text:p>
          </table:table-cell>
          <table:table-cell office:value-type="float" office:value="-0.00239999539201588" calcext:value-type="float">
            <text:p>-0.002399995392016</text:p>
          </table:table-cell>
          <table:table-cell table:formula="of:=[.D169]*(180/3.14)" office:value-type="float" office:value="-0.137579353682439" calcext:value-type="float">
            <text:p>-0.13757935368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500943,2320,1645706011,49655508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15,</text:p>
          </table:table-cell>
          <table:table-cell office:value-type="float" office:value="-0.00239999539201588" calcext:value-type="float">
            <text:p>-0.002399995392016</text:p>
          </table:table-cell>
          <table:table-cell table:formula="of:=[.D170]*(180/3.14)" office:value-type="float" office:value="-0.137579353682439" calcext:value-type="float">
            <text:p>-0.13757935368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581379,2321,1645706011,57831740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4,</text:p>
          </table:table-cell>
          <table:table-cell office:value-type="float" office:value="-0.00339998689875761" calcext:value-type="float">
            <text:p>-0.003399986898758</text:p>
          </table:table-cell>
          <table:table-cell table:formula="of:=[.D171]*(180/3.14)" office:value-type="float" office:value="-0.194903707572092" calcext:value-type="float">
            <text:p>-0.194903707572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660705,2322,1645706011,65670323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1,</text:p>
          </table:table-cell>
          <table:table-cell office:value-type="float" office:value="-0.00339998689875761" calcext:value-type="float">
            <text:p>-0.003399986898758</text:p>
          </table:table-cell>
          <table:table-cell table:formula="of:=[.D172]*(180/3.14)" office:value-type="float" office:value="-0.194903707572092" calcext:value-type="float">
            <text:p>-0.194903707572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701453,2323,1645706011,69885849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7,</text:p>
          </table:table-cell>
          <table:table-cell office:value-type="float" office:value="-0.00339998689875761" calcext:value-type="float">
            <text:p>-0.003399986898758</text:p>
          </table:table-cell>
          <table:table-cell table:formula="of:=[.D173]*(180/3.14)" office:value-type="float" office:value="-0.194903707572092" calcext:value-type="float">
            <text:p>-0.194903707572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744223,2324,1645706011,74168753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2,</text:p>
          </table:table-cell>
          <table:table-cell office:value-type="float" office:value="-0.00339998689875761" calcext:value-type="float">
            <text:p>-0.003399986898758</text:p>
          </table:table-cell>
          <table:table-cell table:formula="of:=[.D174]*(180/3.14)" office:value-type="float" office:value="-0.194903707572092" calcext:value-type="float">
            <text:p>-0.194903707572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790031,2325,1645706011,78333330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69,</text:p>
          </table:table-cell>
          <table:table-cell office:value-type="float" office:value="-0.00689989050012786" calcext:value-type="float">
            <text:p>-0.006899890500128</text:p>
          </table:table-cell>
          <table:table-cell table:formula="of:=[.D175]*(180/3.14)" office:value-type="float" office:value="-0.395535124211151" calcext:value-type="float">
            <text:p>-0.395535124211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831375,2326,1645706011,82776951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8,</text:p>
          </table:table-cell>
          <table:table-cell office:value-type="float" office:value="-0.00689989050012786" calcext:value-type="float">
            <text:p>-0.006899890500128</text:p>
          </table:table-cell>
          <table:table-cell table:formula="of:=[.D176]*(180/3.14)" office:value-type="float" office:value="-0.395535124211151" calcext:value-type="float">
            <text:p>-0.395535124211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922867,2327,1645706011,91933965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,</text:p>
          </table:table-cell>
          <table:table-cell office:value-type="float" office:value="-0.00689989050012786" calcext:value-type="float">
            <text:p>-0.006899890500128</text:p>
          </table:table-cell>
          <table:table-cell table:formula="of:=[.D177]*(180/3.14)" office:value-type="float" office:value="-0.395535124211151" calcext:value-type="float">
            <text:p>-0.395535124211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1.971828,2328,1645706011,96343779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56,</text:p>
          </table:table-cell>
          <table:table-cell office:value-type="float" office:value="-0.00559994146243482" calcext:value-type="float">
            <text:p>-0.005599941462435</text:p>
          </table:table-cell>
          <table:table-cell table:formula="of:=[.D178]*(180/3.14)" office:value-type="float" office:value="-0.321015752623652" calcext:value-type="float">
            <text:p>-0.32101575262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013336,2329,1645706012,1087045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4,</text:p>
          </table:table-cell>
          <table:table-cell office:value-type="float" office:value="-0.00339998689875761" calcext:value-type="float">
            <text:p>-0.003399986898758</text:p>
          </table:table-cell>
          <table:table-cell table:formula="of:=[.D179]*(180/3.14)" office:value-type="float" office:value="-0.194903707572092" calcext:value-type="float">
            <text:p>-0.194903707572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055167,2330,1645706012,5140137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,</text:p>
          </table:table-cell>
          <table:table-cell office:value-type="float" office:value="-0.00199999733333974" calcext:value-type="float">
            <text:p>-0.00199999733334</text:p>
          </table:table-cell>
          <table:table-cell table:formula="of:=[.D180]*(180/3.14)" office:value-type="float" office:value="-0.114649528662787" calcext:value-type="float">
            <text:p>-0.114649528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095170,2331,1645706012,9272122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2,</text:p>
          </table:table-cell>
          <table:table-cell office:value-type="float" office:value="-0.00199999733333974" calcext:value-type="float">
            <text:p>-0.00199999733334</text:p>
          </table:table-cell>
          <table:table-cell table:formula="of:=[.D181]*(180/3.14)" office:value-type="float" office:value="-0.114649528662787" calcext:value-type="float">
            <text:p>-0.114649528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137398,2332,1645706012,13485813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8,</text:p>
          </table:table-cell>
          <table:table-cell office:value-type="float" office:value="-0.0017999980560038" calcext:value-type="float">
            <text:p>-0.001799998056004</text:p>
          </table:table-cell>
          <table:table-cell table:formula="of:=[.D182]*(180/3.14)" office:value-type="float" office:value="-0.103184601936524" calcext:value-type="float">
            <text:p>-0.103184601936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225815,2333,1645706012,22319555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01,</text:p>
          </table:table-cell>
          <table:table-cell table:style-name="ce1" office:value-type="float" office:value="-0.0000999999996666556" calcext:value-type="float">
            <text:p>-1.00E-04</text:p>
          </table:table-cell>
          <table:table-cell table:formula="of:=[.D183]*(180/3.14)" office:value-type="float" office:value="-0.00573248405732421" calcext:value-type="float">
            <text:p>-0.00573248405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268316,2334,1645706012,26588082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9,</text:p>
          </table:table-cell>
          <table:table-cell table:style-name="ce1" office:value-type="float" office:value="-0.0000999999996666556" calcext:value-type="float">
            <text:p>-1.00E-04</text:p>
          </table:table-cell>
          <table:table-cell table:formula="of:=[.D184]*(180/3.14)" office:value-type="float" office:value="-0.00573248405732421" calcext:value-type="float">
            <text:p>-0.00573248405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310102,2335,1645706012,30752587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,</text:p>
          </table:table-cell>
          <table:table-cell office:value-type="float" office:value="0.000999999666666868" calcext:value-type="float">
            <text:p>0.000999999666667</text:p>
          </table:table-cell>
          <table:table-cell table:formula="of:=[.D185]*(180/3.14)" office:value-type="float" office:value="0.0573248216560625" calcext:value-type="float">
            <text:p>0.057324821656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361534,2336,1645706012,35783243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,</text:p>
          </table:table-cell>
          <table:table-cell office:value-type="float" office:value="0.0029999910000486" calcext:value-type="float">
            <text:p>0.002999991000049</text:p>
          </table:table-cell>
          <table:table-cell table:formula="of:=[.D186]*(180/3.14)" office:value-type="float" office:value="0.171974006372213" calcext:value-type="float">
            <text:p>0.171974006372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402269,2337,1645706012,39962935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3,</text:p>
          </table:table-cell>
          <table:table-cell office:value-type="float" office:value="0.00269999343902873" calcext:value-type="float">
            <text:p>0.002699993439029</text:p>
          </table:table-cell>
          <table:table-cell table:formula="of:=[.D187]*(180/3.14)" office:value-type="float" office:value="0.154776693957061" calcext:value-type="float">
            <text:p>0.154776693957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455371,2338,1645706012,45161819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8,</text:p>
          </table:table-cell>
          <table:table-cell office:value-type="float" office:value="0.00319998907740042" calcext:value-type="float">
            <text:p>0.0031999890774</text:p>
          </table:table-cell>
          <table:table-cell table:formula="of:=[.D188]*(180/3.14)" office:value-type="float" office:value="0.183438864309578" calcext:value-type="float">
            <text:p>0.183438864309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498160,2339,1645706012,49239683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7,</text:p>
          </table:table-cell>
          <table:table-cell office:value-type="float" office:value="0.00429997349796065" calcext:value-type="float">
            <text:p>0.004299973497961</text:p>
          </table:table-cell>
          <table:table-cell table:formula="of:=[.D189]*(180/3.14)" office:value-type="float" office:value="0.246495296061439" calcext:value-type="float">
            <text:p>0.24649529606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533861,2340,1645706012,53124785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9,</text:p>
          </table:table-cell>
          <table:table-cell office:value-type="float" office:value="0.00709988069994166" calcext:value-type="float">
            <text:p>0.007099880699942</text:p>
          </table:table-cell>
          <table:table-cell table:formula="of:=[.D190]*(180/3.14)" office:value-type="float" office:value="0.406999530569904" calcext:value-type="float">
            <text:p>0.406999530569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613722,2341,1645706012,61039018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72,</text:p>
          </table:table-cell>
          <table:table-cell office:value-type="float" office:value="0.00709988069994166" calcext:value-type="float">
            <text:p>0.007099880699942</text:p>
          </table:table-cell>
          <table:table-cell table:formula="of:=[.D191]*(180/3.14)" office:value-type="float" office:value="0.406999530569904" calcext:value-type="float">
            <text:p>0.406999530569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652787,2342,1645706012,65098071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42,</text:p>
          </table:table-cell>
          <table:table-cell office:value-type="float" office:value="0.00579993496397938" calcext:value-type="float">
            <text:p>0.005799934963979</text:p>
          </table:table-cell>
          <table:table-cell table:formula="of:=[.D192]*(180/3.14)" office:value-type="float" office:value="0.332480348253595" calcext:value-type="float">
            <text:p>0.33248034825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694177,2343,1645706012,69215750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44,</text:p>
          </table:table-cell>
          <table:table-cell office:value-type="float" office:value="0.00559994146243482" calcext:value-type="float">
            <text:p>0.005599941462435</text:p>
          </table:table-cell>
          <table:table-cell table:formula="of:=[.D193]*(180/3.14)" office:value-type="float" office:value="0.321015752623652" calcext:value-type="float">
            <text:p>0.32101575262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738126,2344,1645706012,73553371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4,</text:p>
          </table:table-cell>
          <table:table-cell office:value-type="float" office:value="0.00759985367973756" calcext:value-type="float">
            <text:p>0.007599853679738</text:p>
          </table:table-cell>
          <table:table-cell table:formula="of:=[.D194]*(180/3.14)" office:value-type="float" office:value="0.435660402023172" calcext:value-type="float">
            <text:p>0.435660402023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819282,2345,1645706012,81652784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23,</text:p>
          </table:table-cell>
          <table:table-cell office:value-type="float" office:value="0.00769984782774671" calcext:value-type="float">
            <text:p>0.007699847827747</text:p>
          </table:table-cell>
          <table:table-cell table:formula="of:=[.D195]*(180/3.14)" office:value-type="float" office:value="0.441392550635162" calcext:value-type="float">
            <text:p>0.441392550635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862219,2346,1645706012,85765552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,</text:p>
          </table:table-cell>
          <table:table-cell office:value-type="float" office:value="0.00499995833395833" calcext:value-type="float">
            <text:p>0.004999958333958</text:p>
          </table:table-cell>
          <table:table-cell table:formula="of:=[.D196]*(180/3.14)" office:value-type="float" office:value="0.286621815322452" calcext:value-type="float">
            <text:p>0.286621815322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905791,2347,1645706012,89879441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1,</text:p>
          </table:table-cell>
          <table:table-cell office:value-type="float" office:value="0.00289999187037437" calcext:value-type="float">
            <text:p>0.002899991870374</text:p>
          </table:table-cell>
          <table:table-cell table:formula="of:=[.D197]*(180/3.14)" office:value-type="float" office:value="0.166241572187066" calcext:value-type="float">
            <text:p>0.166241572187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940461,2348,1645706012,93892931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8,</text:p>
          </table:table-cell>
          <table:table-cell office:value-type="float" office:value="0.00119999942400048" calcext:value-type="float">
            <text:p>0.001199999424</text:p>
          </table:table-cell>
          <table:table-cell table:formula="of:=[.D198]*(180/3.14)" office:value-type="float" office:value="0.0687897758981165" calcext:value-type="float">
            <text:p>0.068789775898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2.981359,2349,1645706012,97773456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1,</text:p>
          </table:table-cell>
          <table:table-cell office:value-type="float" office:value="0.00489996078423162" calcext:value-type="float">
            <text:p>0.004899960784232</text:p>
          </table:table-cell>
          <table:table-cell table:formula="of:=[.D199]*(180/3.14)" office:value-type="float" office:value="0.280889471707545" calcext:value-type="float">
            <text:p>0.280889471707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057271,2350,1645706013,5501627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5,</text:p>
          </table:table-cell>
          <table:table-cell office:value-type="float" office:value="0.00149999887500146" calcext:value-type="float">
            <text:p>0.001499998875001</text:p>
          </table:table-cell>
          <table:table-cell table:formula="of:=[.D200]*(180/3.14)" office:value-type="float" office:value="0.0859871966561349" calcext:value-type="float">
            <text:p>0.08598719665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096672,2351,1645706013,9347295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7817,</text:p>
          </table:table-cell>
          <table:table-cell office:value-type="float" office:value="0.00149999887500146" calcext:value-type="float">
            <text:p>0.001499998875001</text:p>
          </table:table-cell>
          <table:table-cell table:formula="of:=[.D201]*(180/3.14)" office:value-type="float" office:value="0.0859871966561349" calcext:value-type="float">
            <text:p>0.08598719665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138185,2352,1645706013,13308310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2,</text:p>
          </table:table-cell>
          <table:table-cell office:value-type="float" office:value="0.000799999829333422" calcext:value-type="float">
            <text:p>0.000799999829333</text:p>
          </table:table-cell>
          <table:table-cell table:formula="of:=[.D202]*(180/3.14)" office:value-type="float" office:value="0.0458598628280305" calcext:value-type="float">
            <text:p>0.045859862828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213960,2353,1645706013,20941638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01,</text:p>
          </table:table-cell>
          <table:table-cell table:style-name="ce1" office:value-type="float" office:value="-0.0000999999996666556" calcext:value-type="float">
            <text:p>-1.00E-04</text:p>
          </table:table-cell>
          <table:table-cell table:formula="of:=[.D203]*(180/3.14)" office:value-type="float" office:value="-0.00573248405732421" calcext:value-type="float">
            <text:p>-0.00573248405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262412,2354,1645706013,25360131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4,</text:p>
          </table:table-cell>
          <table:table-cell table:style-name="ce1" office:value-type="float" office:value="-0.0000999999996666556" calcext:value-type="float">
            <text:p>-1.00E-04</text:p>
          </table:table-cell>
          <table:table-cell table:formula="of:=[.D204]*(180/3.14)" office:value-type="float" office:value="-0.00573248405732421" calcext:value-type="float">
            <text:p>-0.00573248405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296479,2355,1645706013,29368424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6,</text:p>
          </table:table-cell>
          <table:table-cell table:style-name="ce1" office:value-type="float" office:value="-0.0000999999996666556" calcext:value-type="float">
            <text:p>-1.00E-04</text:p>
          </table:table-cell>
          <table:table-cell table:formula="of:=[.D205]*(180/3.14)" office:value-type="float" office:value="-0.00573248405732421" calcext:value-type="float">
            <text:p>-0.00573248405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337455,2356,1645706013,33270597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9,</text:p>
          </table:table-cell>
          <table:table-cell office:value-type="float" office:value="-0.00189999771367163" calcext:value-type="float">
            <text:p>-0.001899997713672</text:p>
          </table:table-cell>
          <table:table-cell table:formula="of:=[.D206]*(180/3.14)" office:value-type="float" office:value="-0.10891706638882" calcext:value-type="float">
            <text:p>-0.10891706638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412181,2357,1645706013,40819287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2,</text:p>
          </table:table-cell>
          <table:table-cell office:value-type="float" office:value="-0.00319998907740053" calcext:value-type="float">
            <text:p>-0.003199989077401</text:p>
          </table:table-cell>
          <table:table-cell table:formula="of:=[.D207]*(180/3.14)" office:value-type="float" office:value="-0.183438864309585" calcext:value-type="float">
            <text:p>-0.183438864309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455993,2358,1645706013,45291757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53,</text:p>
          </table:table-cell>
          <table:table-cell office:value-type="float" office:value="-0.00529995037516979" calcext:value-type="float">
            <text:p>-0.00529995037517</text:p>
          </table:table-cell>
          <table:table-cell table:formula="of:=[.D208]*(180/3.14)" office:value-type="float" office:value="-0.303818811315466" calcext:value-type="float">
            <text:p>-0.303818811315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494546,2359,1645706013,49287009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7773,</text:p>
          </table:table-cell>
          <table:table-cell office:value-type="float" office:value="-0.00529995037516979" calcext:value-type="float">
            <text:p>-0.00529995037517</text:p>
          </table:table-cell>
          <table:table-cell table:formula="of:=[.D209]*(180/3.14)" office:value-type="float" office:value="-0.303818811315466" calcext:value-type="float">
            <text:p>-0.303818811315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535155,2360,1645706013,53331351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9,</text:p>
          </table:table-cell>
          <table:table-cell office:value-type="float" office:value="-0.00529995037516979" calcext:value-type="float">
            <text:p>-0.00529995037517</text:p>
          </table:table-cell>
          <table:table-cell table:formula="of:=[.D210]*(180/3.14)" office:value-type="float" office:value="-0.303818811315466" calcext:value-type="float">
            <text:p>-0.303818811315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612063,2361,1645706013,60917186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,</text:p>
          </table:table-cell>
          <table:table-cell office:value-type="float" office:value="-0.00529995037516979" calcext:value-type="float">
            <text:p>-0.00529995037517</text:p>
          </table:table-cell>
          <table:table-cell table:formula="of:=[.D211]*(180/3.14)" office:value-type="float" office:value="-0.303818811315466" calcext:value-type="float">
            <text:p>-0.303818811315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653874,2362,1645706013,64987039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58,</text:p>
          </table:table-cell>
          <table:table-cell office:value-type="float" office:value="-0.00579993496397938" calcext:value-type="float">
            <text:p>-0.005799934963979</text:p>
          </table:table-cell>
          <table:table-cell table:formula="of:=[.D212]*(180/3.14)" office:value-type="float" office:value="-0.332480348253595" calcext:value-type="float">
            <text:p>-0.33248034825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695340,2363,1645706013,69052982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3,</text:p>
          </table:table-cell>
          <table:table-cell office:value-type="float" office:value="-0.00329998802107835" calcext:value-type="float">
            <text:p>-0.003299988021078</text:p>
          </table:table-cell>
          <table:table-cell table:formula="of:=[.D213]*(180/3.14)" office:value-type="float" office:value="-0.189171287832517" calcext:value-type="float">
            <text:p>-0.189171287832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732063,2364,1645706013,73067355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8,</text:p>
          </table:table-cell>
          <table:table-cell office:value-type="float" office:value="-0.0017999980560038" calcext:value-type="float">
            <text:p>-0.001799998056004</text:p>
          </table:table-cell>
          <table:table-cell table:formula="of:=[.D214]*(180/3.14)" office:value-type="float" office:value="-0.103184601936524" calcext:value-type="float">
            <text:p>-0.103184601936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810088,2365,1645706013,80853366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,</text:p>
          </table:table-cell>
          <table:table-cell office:value-type="float" office:value="-0.00199999733333974" calcext:value-type="float">
            <text:p>-0.00199999733334</text:p>
          </table:table-cell>
          <table:table-cell table:formula="of:=[.D215]*(180/3.14)" office:value-type="float" office:value="-0.114649528662787" calcext:value-type="float">
            <text:p>-0.114649528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852513,2366,1645706013,85118222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,</text:p>
          </table:table-cell>
          <table:table-cell office:value-type="float" office:value="-0.00199999733333974" calcext:value-type="float">
            <text:p>-0.00199999733334</text:p>
          </table:table-cell>
          <table:table-cell table:formula="of:=[.D216]*(180/3.14)" office:value-type="float" office:value="-0.114649528662787" calcext:value-type="float">
            <text:p>-0.114649528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895090,2367,1645706013,89222002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07,</text:p>
          </table:table-cell>
          <table:table-cell office:value-type="float" office:value="-0.000699999885666623" calcext:value-type="float">
            <text:p>-0.000699999885667</text:p>
          </table:table-cell>
          <table:table-cell table:formula="of:=[.D217]*(180/3.14)" office:value-type="float" office:value="-0.0401273819808892" calcext:value-type="float">
            <text:p>-0.040127381980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3.935910,2368,1645706013,93337845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1,</text:p>
          </table:table-cell>
          <table:table-cell office:value-type="float" office:value="0.00089999975700013" calcext:value-type="float">
            <text:p>0.000899999757</text:p>
          </table:table-cell>
          <table:table-cell table:formula="of:=[.D218]*(180/3.14)" office:value-type="float" office:value="0.0515923427579692" calcext:value-type="float">
            <text:p>0.05159234275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014337,2369,1645706014,912880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6,</text:p>
          </table:table-cell>
          <table:table-cell office:value-type="float" office:value="0.00089999975700013" calcext:value-type="float">
            <text:p>0.000899999757</text:p>
          </table:table-cell>
          <table:table-cell table:formula="of:=[.D219]*(180/3.14)" office:value-type="float" office:value="0.0515923427579692" calcext:value-type="float">
            <text:p>0.05159234275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059391,2370,1645706014,5242705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8,</text:p>
          </table:table-cell>
          <table:table-cell office:value-type="float" office:value="0.00119999942400048" calcext:value-type="float">
            <text:p>0.001199999424</text:p>
          </table:table-cell>
          <table:table-cell table:formula="of:=[.D220]*(180/3.14)" office:value-type="float" office:value="0.0687897758981165" calcext:value-type="float">
            <text:p>0.068789775898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103199,2371,1645706014,9824275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,</text:p>
          </table:table-cell>
          <table:table-cell office:value-type="float" office:value="0.0029999910000486" calcext:value-type="float">
            <text:p>0.002999991000049</text:p>
          </table:table-cell>
          <table:table-cell table:formula="of:=[.D221]*(180/3.14)" office:value-type="float" office:value="0.171974006372213" calcext:value-type="float">
            <text:p>0.171974006372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146719,2372,1645706014,14436817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7769,</text:p>
          </table:table-cell>
          <table:table-cell office:value-type="float" office:value="0.0029999910000486" calcext:value-type="float">
            <text:p>0.002999991000049</text:p>
          </table:table-cell>
          <table:table-cell table:formula="of:=[.D222]*(180/3.14)" office:value-type="float" office:value="0.171974006372213" calcext:value-type="float">
            <text:p>0.171974006372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184953,2373,1645706014,18360114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8,</text:p>
          </table:table-cell>
          <table:table-cell office:value-type="float" office:value="0.00219999645067695" calcext:value-type="float">
            <text:p>0.002199996450677</text:p>
          </table:table-cell>
          <table:table-cell table:formula="of:=[.D223]*(180/3.14)" office:value-type="float" office:value="0.12611444621715" calcext:value-type="float">
            <text:p>0.1261144462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249992,2374,1645706014,24554467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4,</text:p>
          </table:table-cell>
          <table:table-cell office:value-type="float" office:value="0.00359998444812098" calcext:value-type="float">
            <text:p>0.003599984448121</text:p>
          </table:table-cell>
          <table:table-cell table:formula="of:=[.D224]*(180/3.14)" office:value-type="float" office:value="0.206368535242604" calcext:value-type="float">
            <text:p>0.206368535242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334239,2375,1645706014,33265876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1,</text:p>
          </table:table-cell>
          <table:table-cell office:value-type="float" office:value="0.00489996078423162" calcext:value-type="float">
            <text:p>0.004899960784232</text:p>
          </table:table-cell>
          <table:table-cell table:formula="of:=[.D225]*(180/3.14)" office:value-type="float" office:value="0.280889471707545" calcext:value-type="float">
            <text:p>0.280889471707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379140,2376,1645706014,37755179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4,</text:p>
          </table:table-cell>
          <table:table-cell office:value-type="float" office:value="0.00599992800155517" calcext:value-type="float">
            <text:p>0.005999928001555</text:p>
          </table:table-cell>
          <table:table-cell table:formula="of:=[.D226]*(180/3.14)" office:value-type="float" office:value="0.343944917286602" calcext:value-type="float">
            <text:p>0.343944917286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458462,2377,1645706014,45521759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35,</text:p>
          </table:table-cell>
          <table:table-cell office:value-type="float" office:value="0.0064999084606538" calcext:value-type="float">
            <text:p>0.006499908460654</text:p>
          </table:table-cell>
          <table:table-cell table:formula="of:=[.D227]*(180/3.14)" office:value-type="float" office:value="0.372606217489708" calcext:value-type="float">
            <text:p>0.372606217489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499850,2378,1645706014,49679470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38,</text:p>
          </table:table-cell>
          <table:table-cell office:value-type="float" office:value="0.00619992055916553" calcext:value-type="float">
            <text:p>0.006199920559166</text:p>
          </table:table-cell>
          <table:table-cell table:formula="of:=[.D228]*(180/3.14)" office:value-type="float" office:value="0.355409458805667" calcext:value-type="float">
            <text:p>0.355409458805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541120,2379,1645706014,53860068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,</text:p>
          </table:table-cell>
          <table:table-cell office:value-type="float" office:value="0.00499995833395833" calcext:value-type="float">
            <text:p>0.004999958333958</text:p>
          </table:table-cell>
          <table:table-cell table:formula="of:=[.D229]*(180/3.14)" office:value-type="float" office:value="0.286621815322452" calcext:value-type="float">
            <text:p>0.286621815322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586534,2380,1645706014,58400988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3,</text:p>
          </table:table-cell>
          <table:table-cell office:value-type="float" office:value="0.00369998311580539" calcext:value-type="float">
            <text:p>0.003699983115805</text:p>
          </table:table-cell>
          <table:table-cell table:formula="of:=[.D230]*(180/3.14)" office:value-type="float" office:value="0.212100942944258" calcext:value-type="float">
            <text:p>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663672,2381,1645706014,66108250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6,</text:p>
          </table:table-cell>
          <table:table-cell office:value-type="float" office:value="0.00239999539201588" calcext:value-type="float">
            <text:p>0.002399995392016</text:p>
          </table:table-cell>
          <table:table-cell table:formula="of:=[.D231]*(180/3.14)" office:value-type="float" office:value="0.137579353682439" calcext:value-type="float">
            <text:p>0.13757935368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709084,2382,1645706014,70379090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4,</text:p>
          </table:table-cell>
          <table:table-cell office:value-type="float" office:value="0.00239999539201588" calcext:value-type="float">
            <text:p>0.002399995392016</text:p>
          </table:table-cell>
          <table:table-cell table:formula="of:=[.D232]*(180/3.14)" office:value-type="float" office:value="0.137579353682439" calcext:value-type="float">
            <text:p>0.13757935368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756968,2383,1645706014,75379657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5,</text:p>
          </table:table-cell>
          <table:table-cell office:value-type="float" office:value="0.00349998570843832" calcext:value-type="float">
            <text:p>0.003499985708438</text:p>
          </table:table-cell>
          <table:table-cell table:formula="of:=[.D233]*(180/3.14)" office:value-type="float" office:value="0.200636123413662" calcext:value-type="float">
            <text:p>0.20063612341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798835,2384,1645706014,79544830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3,</text:p>
          </table:table-cell>
          <table:table-cell office:value-type="float" office:value="0.00169999836233621" calcext:value-type="float">
            <text:p>0.001699998362336</text:p>
          </table:table-cell>
          <table:table-cell table:formula="of:=[.D234]*(180/3.14)" office:value-type="float" office:value="0.0974521354205469" calcext:value-type="float">
            <text:p>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841803,2385,1645706014,83614659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1,</text:p>
          </table:table-cell>
          <table:table-cell office:value-type="float" office:value="0.00169999836233621" calcext:value-type="float">
            <text:p>0.001699998362336</text:p>
          </table:table-cell>
          <table:table-cell table:formula="of:=[.D235]*(180/3.14)" office:value-type="float" office:value="0.0974521354205469" calcext:value-type="float">
            <text:p>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923497,2386,1645706014,91755652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8,</text:p>
          </table:table-cell>
          <table:table-cell office:value-type="float" office:value="0.00169999836233621" calcext:value-type="float">
            <text:p>0.001699998362336</text:p>
          </table:table-cell>
          <table:table-cell table:formula="of:=[.D236]*(180/3.14)" office:value-type="float" office:value="0.0974521354205469" calcext:value-type="float">
            <text:p>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4.963764,2387,1645706014,95897006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7,</text:p>
          </table:table-cell>
          <table:table-cell office:value-type="float" office:value="0.000299999990999967" calcext:value-type="float">
            <text:p>0.000299999991</text:p>
          </table:table-cell>
          <table:table-cell table:formula="of:=[.D237]*(180/3.14)" office:value-type="float" office:value="0.0171974517133739" calcext:value-type="float">
            <text:p>0.01719745171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015304,2388,1645706015,1180315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2,</text:p>
          </table:table-cell>
          <table:table-cell office:value-type="float" office:value="-0.00319998907740053" calcext:value-type="float">
            <text:p>-0.003199989077401</text:p>
          </table:table-cell>
          <table:table-cell table:formula="of:=[.D238]*(180/3.14)" office:value-type="float" office:value="-0.183438864309585" calcext:value-type="float">
            <text:p>-0.183438864309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060728,2389,1645706015,5286216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3,</text:p>
          </table:table-cell>
          <table:table-cell office:value-type="float" office:value="-0.00319998907740053" calcext:value-type="float">
            <text:p>-0.003199989077401</text:p>
          </table:table-cell>
          <table:table-cell table:formula="of:=[.D239]*(180/3.14)" office:value-type="float" office:value="-0.183438864309585" calcext:value-type="float">
            <text:p>-0.183438864309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135539,2390,1645706015,13130545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4,</text:p>
          </table:table-cell>
          <table:table-cell office:value-type="float" office:value="-0.00139999908533448" calcext:value-type="float">
            <text:p>-0.001399999085334</text:p>
          </table:table-cell>
          <table:table-cell table:formula="of:=[.D240]*(180/3.14)" office:value-type="float" office:value="-0.0802547246370082" calcext:value-type="float">
            <text:p>-0.080254724637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218268,2391,1645706015,21300363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3,</text:p>
          </table:table-cell>
          <table:table-cell office:value-type="float" office:value="-0.00329998802107835" calcext:value-type="float">
            <text:p>-0.003299988021078</text:p>
          </table:table-cell>
          <table:table-cell table:formula="of:=[.D241]*(180/3.14)" office:value-type="float" office:value="-0.189171287832517" calcext:value-type="float">
            <text:p>-0.189171287832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262146,2392,1645706015,25843763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42,</text:p>
          </table:table-cell>
          <table:table-cell office:value-type="float" office:value="-0.00419997530426136" calcext:value-type="float">
            <text:p>-0.004199975304261</text:p>
          </table:table-cell>
          <table:table-cell table:formula="of:=[.D242]*(180/3.14)" office:value-type="float" office:value="-0.240762915530906" calcext:value-type="float">
            <text:p>-0.240762915530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309393,2393,1645706015,29974508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45,</text:p>
          </table:table-cell>
          <table:table-cell office:value-type="float" office:value="-0.004499969625369" calcext:value-type="float">
            <text:p>-0.004499969625369</text:p>
          </table:table-cell>
          <table:table-cell table:formula="of:=[.D243]*(180/3.14)" office:value-type="float" office:value="-0.257960042218605" calcext:value-type="float">
            <text:p>-0.257960042218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344709,2394,1645706015,34104418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43,</text:p>
          </table:table-cell>
          <table:table-cell office:value-type="float" office:value="-0.00429997349796065" calcext:value-type="float">
            <text:p>-0.004299973497961</text:p>
          </table:table-cell>
          <table:table-cell table:formula="of:=[.D244]*(180/3.14)" office:value-type="float" office:value="-0.246495296061439" calcext:value-type="float">
            <text:p>-0.24649529606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390213,2395,1645706015,38539266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5,</text:p>
          </table:table-cell>
          <table:table-cell office:value-type="float" office:value="-0.00349998570843844" calcext:value-type="float">
            <text:p>-0.003499985708438</text:p>
          </table:table-cell>
          <table:table-cell table:formula="of:=[.D245]*(180/3.14)" office:value-type="float" office:value="-0.200636123413668" calcext:value-type="float">
            <text:p>-0.200636123413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432497,2396,1645706015,42879700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6,</text:p>
          </table:table-cell>
          <table:table-cell office:value-type="float" office:value="-0.00259999414135703" calcext:value-type="float">
            <text:p>-0.002599994141357</text:p>
          </table:table-cell>
          <table:table-cell table:formula="of:=[.D246]*(180/3.14)" office:value-type="float" office:value="-0.149044250141486" calcext:value-type="float">
            <text:p>-0.149044250141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510382,2397,1645706015,50691080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1,</text:p>
          </table:table-cell>
          <table:table-cell office:value-type="float" office:value="-0.00209999691300816" calcext:value-type="float">
            <text:p>-0.002099996913008</text:p>
          </table:table-cell>
          <table:table-cell table:formula="of:=[.D247]*(180/3.14)" office:value-type="float" office:value="-0.12038198864378" calcext:value-type="float">
            <text:p>-0.1203819886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552241,2398,1645706015,54932641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3,</text:p>
          </table:table-cell>
          <table:table-cell office:value-type="float" office:value="-0.00209999691300816" calcext:value-type="float">
            <text:p>-0.002099996913008</text:p>
          </table:table-cell>
          <table:table-cell table:formula="of:=[.D248]*(180/3.14)" office:value-type="float" office:value="-0.12038198864378" calcext:value-type="float">
            <text:p>-0.1203819886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594532,2399,1645706015,59094071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3,</text:p>
          </table:table-cell>
          <table:table-cell office:value-type="float" office:value="-0.00209999691300816" calcext:value-type="float">
            <text:p>-0.002099996913008</text:p>
          </table:table-cell>
          <table:table-cell table:formula="of:=[.D249]*(180/3.14)" office:value-type="float" office:value="-0.12038198864378" calcext:value-type="float">
            <text:p>-0.1203819886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656783,2400,1645706015,64452171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05,</text:p>
          </table:table-cell>
          <table:table-cell office:value-type="float" office:value="-0.000499999958333284" calcext:value-type="float">
            <text:p>-0.000499999958333</text:p>
          </table:table-cell>
          <table:table-cell table:formula="of:=[.D250]*(180/3.14)" office:value-type="float" office:value="-0.0286624179936278" calcext:value-type="float">
            <text:p>-0.028662417993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689089,2401,1645706015,68586301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6,</text:p>
          </table:table-cell>
          <table:table-cell office:value-type="float" office:value="0.000399999978666625" calcext:value-type="float">
            <text:p>0.000399999978667</text:p>
          </table:table-cell>
          <table:table-cell table:formula="of:=[.D251]*(180/3.14)" office:value-type="float" office:value="0.0229299350828001" calcext:value-type="float">
            <text:p>0.022929935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774278,2402,1645706015,76902198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5,</text:p>
          </table:table-cell>
          <table:table-cell office:value-type="float" office:value="0.000399999978666625" calcext:value-type="float">
            <text:p>0.000399999978667</text:p>
          </table:table-cell>
          <table:table-cell table:formula="of:=[.D252]*(180/3.14)" office:value-type="float" office:value="0.0229299350828001" calcext:value-type="float">
            <text:p>0.022929935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819852,2403,1645706015,81669735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3,</text:p>
          </table:table-cell>
          <table:table-cell office:value-type="float" office:value="0.000699999885666734" calcext:value-type="float">
            <text:p>0.000699999885667</text:p>
          </table:table-cell>
          <table:table-cell table:formula="of:=[.D253]*(180/3.14)" office:value-type="float" office:value="0.0401273819808956" calcext:value-type="float">
            <text:p>0.040127381980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863278,2404,1645706015,85853242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8,</text:p>
          </table:table-cell>
          <table:table-cell office:value-type="float" office:value="0.00219999645067695" calcext:value-type="float">
            <text:p>0.002199996450677</text:p>
          </table:table-cell>
          <table:table-cell table:formula="of:=[.D254]*(180/3.14)" office:value-type="float" office:value="0.12611444621715" calcext:value-type="float">
            <text:p>0.1261144462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943755,2405,1645706015,93838310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7,</text:p>
          </table:table-cell>
          <table:table-cell office:value-type="float" office:value="0.00229999594434617" calcext:value-type="float">
            <text:p>0.002299995944346</text:p>
          </table:table-cell>
          <table:table-cell table:formula="of:=[.D255]*(180/3.14)" office:value-type="float" office:value="0.131846901268252" calcext:value-type="float">
            <text:p>0.131846901268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5.990818,2406,1645706015,98277616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4,</text:p>
          </table:table-cell>
          <table:table-cell office:value-type="float" office:value="0.00259999414135714" calcext:value-type="float">
            <text:p>0.002599994141357</text:p>
          </table:table-cell>
          <table:table-cell table:formula="of:=[.D256]*(180/3.14)" office:value-type="float" office:value="0.149044250141492" calcext:value-type="float">
            <text:p>0.149044250141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074294,2407,1645706016,6742715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9,</text:p>
          </table:table-cell>
          <table:table-cell office:value-type="float" office:value="0.00309999006972392" calcext:value-type="float">
            <text:p>0.003099990069724</text:p>
          </table:table-cell>
          <table:table-cell table:formula="of:=[.D257]*(180/3.14)" office:value-type="float" office:value="0.177706437117931" calcext:value-type="float">
            <text:p>0.177706437117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119184,2408,1645706016,11227011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,</text:p>
          </table:table-cell>
          <table:table-cell office:value-type="float" office:value="0.00399997866687147" calcext:value-type="float">
            <text:p>0.003999978666871</text:p>
          </table:table-cell>
          <table:table-cell table:formula="of:=[.D258]*(180/3.14)" office:value-type="float" office:value="0.229298140139129" calcext:value-type="float">
            <text:p>0.229298140139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168000,2409,1645706016,16252040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,</text:p>
          </table:table-cell>
          <table:table-cell office:value-type="float" office:value="0.00499995833395833" calcext:value-type="float">
            <text:p>0.004999958333958</text:p>
          </table:table-cell>
          <table:table-cell table:formula="of:=[.D259]*(180/3.14)" office:value-type="float" office:value="0.286621815322452" calcext:value-type="float">
            <text:p>0.286621815322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214210,2410,1645706016,20827460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47,</text:p>
          </table:table-cell>
          <table:table-cell office:value-type="float" office:value="0.00529995037516968" calcext:value-type="float">
            <text:p>0.00529995037517</text:p>
          </table:table-cell>
          <table:table-cell table:formula="of:=[.D260]*(180/3.14)" office:value-type="float" office:value="0.303818811315459" calcext:value-type="float">
            <text:p>0.303818811315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257744,2411,1645706016,25316548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2,</text:p>
          </table:table-cell>
          <table:table-cell office:value-type="float" office:value="0.00479996313650963" calcext:value-type="float">
            <text:p>0.00479996313651</text:p>
          </table:table-cell>
          <table:table-cell table:formula="of:=[.D261]*(180/3.14)" office:value-type="float" office:value="0.275157122475074" calcext:value-type="float">
            <text:p>0.275157122475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302742,2412,1645706016,29822945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3,</text:p>
          </table:table-cell>
          <table:table-cell office:value-type="float" office:value="0.00369998311580539" calcext:value-type="float">
            <text:p>0.003699983115805</text:p>
          </table:table-cell>
          <table:table-cell table:formula="of:=[.D262]*(180/3.14)" office:value-type="float" office:value="0.212100942944258" calcext:value-type="float">
            <text:p>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348079,2413,1645706016,34004020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6,</text:p>
          </table:table-cell>
          <table:table-cell office:value-type="float" office:value="0.00239999539201588" calcext:value-type="float">
            <text:p>0.002399995392016</text:p>
          </table:table-cell>
          <table:table-cell table:formula="of:=[.D263]*(180/3.14)" office:value-type="float" office:value="0.137579353682439" calcext:value-type="float">
            <text:p>0.13757935368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389683,2414,1645706016,38699078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8,</text:p>
          </table:table-cell>
          <table:table-cell office:value-type="float" office:value="0.00119999942400048" calcext:value-type="float">
            <text:p>0.001199999424</text:p>
          </table:table-cell>
          <table:table-cell table:formula="of:=[.D264]*(180/3.14)" office:value-type="float" office:value="0.0687897758981165" calcext:value-type="float">
            <text:p>0.068789775898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468865,2415,1645706016,46563959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8,</text:p>
          </table:table-cell>
          <table:table-cell office:value-type="float" office:value="0.00119999942400048" calcext:value-type="float">
            <text:p>0.001199999424</text:p>
          </table:table-cell>
          <table:table-cell table:formula="of:=[.D265]*(180/3.14)" office:value-type="float" office:value="0.0687897758981165" calcext:value-type="float">
            <text:p>0.068789775898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510529,2416,1645706016,50690722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5,</text:p>
          </table:table-cell>
          <table:table-cell office:value-type="float" office:value="0.00349998570843832" calcext:value-type="float">
            <text:p>0.003499985708438</text:p>
          </table:table-cell>
          <table:table-cell table:formula="of:=[.D266]*(180/3.14)" office:value-type="float" office:value="0.200636123413662" calcext:value-type="float">
            <text:p>0.20063612341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553938,2417,1645706016,54879713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8,</text:p>
          </table:table-cell>
          <table:table-cell office:value-type="float" office:value="0.00119999942400048" calcext:value-type="float">
            <text:p>0.001199999424</text:p>
          </table:table-cell>
          <table:table-cell table:formula="of:=[.D267]*(180/3.14)" office:value-type="float" office:value="0.0687897758981165" calcext:value-type="float">
            <text:p>0.068789775898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595167,2418,1645706016,59114480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6,</text:p>
          </table:table-cell>
          <table:table-cell office:value-type="float" office:value="0.00119999942400048" calcext:value-type="float">
            <text:p>0.001199999424</text:p>
          </table:table-cell>
          <table:table-cell table:formula="of:=[.D268]*(180/3.14)" office:value-type="float" office:value="0.0687897758981165" calcext:value-type="float">
            <text:p>0.068789775898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636987,2419,1645706016,62968730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8,</text:p>
          </table:table-cell>
          <table:table-cell office:value-type="float" office:value="0.00119999942400048" calcext:value-type="float">
            <text:p>0.001199999424</text:p>
          </table:table-cell>
          <table:table-cell table:formula="of:=[.D269]*(180/3.14)" office:value-type="float" office:value="0.0687897758981165" calcext:value-type="float">
            <text:p>0.068789775898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708660,2420,1645706016,70532345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7,</text:p>
          </table:table-cell>
          <table:table-cell office:value-type="float" office:value="0.000299999990999967" calcext:value-type="float">
            <text:p>0.000299999991</text:p>
          </table:table-cell>
          <table:table-cell table:formula="of:=[.D270]*(180/3.14)" office:value-type="float" office:value="0.0171974517133739" calcext:value-type="float">
            <text:p>0.01719745171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748190,2421,1645706016,74446582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1,</text:p>
          </table:table-cell>
          <table:table-cell office:value-type="float" office:value="-0.00209999691300816" calcext:value-type="float">
            <text:p>-0.002099996913008</text:p>
          </table:table-cell>
          <table:table-cell table:formula="of:=[.D271]*(180/3.14)" office:value-type="float" office:value="-0.12038198864378" calcext:value-type="float">
            <text:p>-0.1203819886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791669,2422,1645706016,78420734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7,</text:p>
          </table:table-cell>
          <table:table-cell office:value-type="float" office:value="-0.00209999691300816" calcext:value-type="float">
            <text:p>-0.002099996913008</text:p>
          </table:table-cell>
          <table:table-cell table:formula="of:=[.D272]*(180/3.14)" office:value-type="float" office:value="-0.12038198864378" calcext:value-type="float">
            <text:p>-0.1203819886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833656,2423,1645706016,82992792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5,</text:p>
          </table:table-cell>
          <table:table-cell office:value-type="float" office:value="-0.00209999691300816" calcext:value-type="float">
            <text:p>-0.002099996913008</text:p>
          </table:table-cell>
          <table:table-cell table:formula="of:=[.D273]*(180/3.14)" office:value-type="float" office:value="-0.12038198864378" calcext:value-type="float">
            <text:p>-0.1203819886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907582,2424,1645706016,90505218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4,</text:p>
          </table:table-cell>
          <table:table-cell office:value-type="float" office:value="-0.00139999908533448" calcext:value-type="float">
            <text:p>-0.001399999085334</text:p>
          </table:table-cell>
          <table:table-cell table:formula="of:=[.D274]*(180/3.14)" office:value-type="float" office:value="-0.0802547246370082" calcext:value-type="float">
            <text:p>-0.080254724637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952255,2425,1645706016,94710659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9,</text:p>
          </table:table-cell>
          <table:table-cell office:value-type="float" office:value="-0.00189999771367163" calcext:value-type="float">
            <text:p>-0.001899997713672</text:p>
          </table:table-cell>
          <table:table-cell table:formula="of:=[.D275]*(180/3.14)" office:value-type="float" office:value="-0.10891706638882" calcext:value-type="float">
            <text:p>-0.10891706638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6.995890,2426,1645706016,98993659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5,</text:p>
          </table:table-cell>
          <table:table-cell office:value-type="float" office:value="-0.00249999479168614" calcext:value-type="float">
            <text:p>-0.002499994791686</text:p>
          </table:table-cell>
          <table:table-cell table:formula="of:=[.D276]*(180/3.14)" office:value-type="float" office:value="-0.143311803345066" calcext:value-type="float">
            <text:p>-0.143311803345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042263,2427,1645706017,3274154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9,</text:p>
          </table:table-cell>
          <table:table-cell office:value-type="float" office:value="-0.00289999187037426" calcext:value-type="float">
            <text:p>-0.002899991870374</text:p>
          </table:table-cell>
          <table:table-cell table:formula="of:=[.D277]*(180/3.14)" office:value-type="float" office:value="-0.166241572187059" calcext:value-type="float">
            <text:p>-0.16624157218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117752,2428,1645706017,11521029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7,</text:p>
          </table:table-cell>
          <table:table-cell office:value-type="float" office:value="-0.00269999343902862" calcext:value-type="float">
            <text:p>-0.002699993439029</text:p>
          </table:table-cell>
          <table:table-cell table:formula="of:=[.D278]*(180/3.14)" office:value-type="float" office:value="-0.154776693957055" calcext:value-type="float">
            <text:p>-0.154776693957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162175,2429,1645706017,15543222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,</text:p>
          </table:table-cell>
          <table:table-cell office:value-type="float" office:value="-0.00199999733333974" calcext:value-type="float">
            <text:p>-0.00199999733334</text:p>
          </table:table-cell>
          <table:table-cell table:formula="of:=[.D279]*(180/3.14)" office:value-type="float" office:value="-0.114649528662787" calcext:value-type="float">
            <text:p>-0.114649528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202175,2430,1645706017,19948077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3,</text:p>
          </table:table-cell>
          <table:table-cell office:value-type="float" office:value="-0.00129999926766749" calcext:value-type="float">
            <text:p>-0.001299999267667</text:p>
          </table:table-cell>
          <table:table-cell table:formula="of:=[.D280]*(180/3.14)" office:value-type="float" office:value="-0.0745222510127859" calcext:value-type="float">
            <text:p>-0.07452225101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241529,2431,1645706017,23996567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6,</text:p>
          </table:table-cell>
          <table:table-cell office:value-type="float" office:value="-0.00159999863466881" calcext:value-type="float">
            <text:p>-0.001599998634669</text:p>
          </table:table-cell>
          <table:table-cell table:formula="of:=[.D281]*(180/3.14)" office:value-type="float" office:value="-0.0917196669555369" calcext:value-type="float">
            <text:p>-0.091719666955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286341,2432,1645706017,28021979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1,</text:p>
          </table:table-cell>
          <table:table-cell office:value-type="float" office:value="-0.00159999863466881" calcext:value-type="float">
            <text:p>-0.001599998634669</text:p>
          </table:table-cell>
          <table:table-cell table:formula="of:=[.D282]*(180/3.14)" office:value-type="float" office:value="-0.0917196669555369" calcext:value-type="float">
            <text:p>-0.091719666955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364832,2433,1645706017,36162567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37,</text:p>
          </table:table-cell>
          <table:table-cell office:value-type="float" office:value="-0.00369998311580539" calcext:value-type="float">
            <text:p>-0.003699983115805</text:p>
          </table:table-cell>
          <table:table-cell table:formula="of:=[.D283]*(180/3.14)" office:value-type="float" office:value="-0.212100942944258" calcext:value-type="float">
            <text:p>-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408452,2434,1645706017,40613555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01,</text:p>
          </table:table-cell>
          <table:table-cell table:style-name="ce1" office:value-type="float" office:value="-0.0000999999996666556" calcext:value-type="float">
            <text:p>-1.00E-04</text:p>
          </table:table-cell>
          <table:table-cell table:formula="of:=[.D284]*(180/3.14)" office:value-type="float" office:value="-0.00573248405732421" calcext:value-type="float">
            <text:p>-0.00573248405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450961,2435,1645706017,44887781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9,</text:p>
          </table:table-cell>
          <table:table-cell office:value-type="float" office:value="0.00109999955633365" calcext:value-type="float">
            <text:p>0.001099999556334</text:p>
          </table:table-cell>
          <table:table-cell table:formula="of:=[.D285]*(180/3.14)" office:value-type="float" office:value="0.0630572994076612" calcext:value-type="float">
            <text:p>0.063057299407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497408,2436,1645706017,49310040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7,</text:p>
          </table:table-cell>
          <table:table-cell office:value-type="float" office:value="0.00109999955633365" calcext:value-type="float">
            <text:p>0.001099999556334</text:p>
          </table:table-cell>
          <table:table-cell table:formula="of:=[.D286]*(180/3.14)" office:value-type="float" office:value="0.0630572994076612" calcext:value-type="float">
            <text:p>0.063057299407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546215,2437,1645706017,54168558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7,</text:p>
          </table:table-cell>
          <table:table-cell office:value-type="float" office:value="0.000299999990999967" calcext:value-type="float">
            <text:p>0.000299999991</text:p>
          </table:table-cell>
          <table:table-cell table:formula="of:=[.D287]*(180/3.14)" office:value-type="float" office:value="0.0171974517133739" calcext:value-type="float">
            <text:p>0.01719745171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596416,2438,1645706017,59120202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6,</text:p>
          </table:table-cell>
          <table:table-cell office:value-type="float" office:value="0.00239999539201588" calcext:value-type="float">
            <text:p>0.002399995392016</text:p>
          </table:table-cell>
          <table:table-cell table:formula="of:=[.D288]*(180/3.14)" office:value-type="float" office:value="0.137579353682439" calcext:value-type="float">
            <text:p>0.13757935368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638765,2439,1645706017,63583326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3,</text:p>
          </table:table-cell>
          <table:table-cell office:value-type="float" office:value="0.00369998311580539" calcext:value-type="float">
            <text:p>0.003699983115805</text:p>
          </table:table-cell>
          <table:table-cell table:formula="of:=[.D289]*(180/3.14)" office:value-type="float" office:value="0.212100942944258" calcext:value-type="float">
            <text:p>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732194,2440,1645706017,72968649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7776,</text:p>
          </table:table-cell>
          <table:table-cell office:value-type="float" office:value="0.00369998311580539" calcext:value-type="float">
            <text:p>0.003699983115805</text:p>
          </table:table-cell>
          <table:table-cell table:formula="of:=[.D290]*(180/3.14)" office:value-type="float" office:value="0.212100942944258" calcext:value-type="float">
            <text:p>0.21210094294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776096,2441,1645706017,76997947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7,</text:p>
          </table:table-cell>
          <table:table-cell office:value-type="float" office:value="0.00229999594434617" calcext:value-type="float">
            <text:p>0.002299995944346</text:p>
          </table:table-cell>
          <table:table-cell table:formula="of:=[.D291]*(180/3.14)" office:value-type="float" office:value="0.131846901268252" calcext:value-type="float">
            <text:p>0.131846901268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821557,2442,1645706017,81807422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4,</text:p>
          </table:table-cell>
          <table:table-cell office:value-type="float" office:value="0.00259999414135714" calcext:value-type="float">
            <text:p>0.002599994141357</text:p>
          </table:table-cell>
          <table:table-cell table:formula="of:=[.D292]*(180/3.14)" office:value-type="float" office:value="0.149044250141492" calcext:value-type="float">
            <text:p>0.149044250141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865567,2443,1645706017,86199688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,</text:p>
          </table:table-cell>
          <table:table-cell office:value-type="float" office:value="0.00399997866687147" calcext:value-type="float">
            <text:p>0.003999978666871</text:p>
          </table:table-cell>
          <table:table-cell table:formula="of:=[.D293]*(180/3.14)" office:value-type="float" office:value="0.229298140139129" calcext:value-type="float">
            <text:p>0.229298140139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916264,2444,1645706017,90703606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6,</text:p>
          </table:table-cell>
          <table:table-cell office:value-type="float" office:value="0.0033999868987575" calcext:value-type="float">
            <text:p>0.003399986898758</text:p>
          </table:table-cell>
          <table:table-cell table:formula="of:=[.D294]*(180/3.14)" office:value-type="float" office:value="0.194903707572086" calcext:value-type="float">
            <text:p>0.19490370757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7.959913,2445,1645706017,95575881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,</text:p>
          </table:table-cell>
          <table:table-cell office:value-type="float" office:value="0.00399997866687147" calcext:value-type="float">
            <text:p>0.003999978666871</text:p>
          </table:table-cell>
          <table:table-cell table:formula="of:=[.D295]*(180/3.14)" office:value-type="float" office:value="0.229298140139129" calcext:value-type="float">
            <text:p>0.229298140139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002750,2446,1645706017,99573898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59,</text:p>
          </table:table-cell>
          <table:table-cell office:value-type="float" office:value="0.00409997702656504" calcext:value-type="float">
            <text:p>0.004099977026565</text:p>
          </table:table-cell>
          <table:table-cell table:formula="of:=[.D296]*(180/3.14)" office:value-type="float" office:value="0.235030530185257" calcext:value-type="float">
            <text:p>0.235030530185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048004,2447,1645706018,4302787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6,</text:p>
          </table:table-cell>
          <table:table-cell office:value-type="float" office:value="0.00239999539201588" calcext:value-type="float">
            <text:p>0.002399995392016</text:p>
          </table:table-cell>
          <table:table-cell table:formula="of:=[.D297]*(180/3.14)" office:value-type="float" office:value="0.137579353682439" calcext:value-type="float">
            <text:p>0.13757935368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093767,2448,1645706018,9047389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5,</text:p>
          </table:table-cell>
          <table:table-cell office:value-type="float" office:value="0.00149999887500146" calcext:value-type="float">
            <text:p>0.001499998875001</text:p>
          </table:table-cell>
          <table:table-cell table:formula="of:=[.D298]*(180/3.14)" office:value-type="float" office:value="0.0859871966561349" calcext:value-type="float">
            <text:p>0.08598719665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185118,2449,1645706018,17754006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8,</text:p>
          </table:table-cell>
          <table:table-cell office:value-type="float" office:value="0.00149999887500146" calcext:value-type="float">
            <text:p>0.001499998875001</text:p>
          </table:table-cell>
          <table:table-cell table:formula="of:=[.D299]*(180/3.14)" office:value-type="float" office:value="0.0859871966561349" calcext:value-type="float">
            <text:p>0.08598719665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227901,2450,1645706018,22429132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,</text:p>
          </table:table-cell>
          <table:table-cell office:value-type="float" office:value="0.00149999887500146" calcext:value-type="float">
            <text:p>0.001499998875001</text:p>
          </table:table-cell>
          <table:table-cell table:formula="of:=[.D300]*(180/3.14)" office:value-type="float" office:value="0.0859871966561349" calcext:value-type="float">
            <text:p>0.08598719665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308224,2451,1645706018,30488634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1,</text:p>
          </table:table-cell>
          <table:table-cell office:value-type="float" office:value="0.00089999975700013" calcext:value-type="float">
            <text:p>0.000899999757</text:p>
          </table:table-cell>
          <table:table-cell table:formula="of:=[.D301]*(180/3.14)" office:value-type="float" office:value="0.0515923427579692" calcext:value-type="float">
            <text:p>0.05159234275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362159,2452,1645706018,35849261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4,</text:p>
          </table:table-cell>
          <table:table-cell office:value-type="float" office:value="0.00089999975700013" calcext:value-type="float">
            <text:p>0.000899999757</text:p>
          </table:table-cell>
          <table:table-cell table:formula="of:=[.D302]*(180/3.14)" office:value-type="float" office:value="0.0515923427579692" calcext:value-type="float">
            <text:p>0.05159234275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418158,2453,1645706018,40031456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6,</text:p>
          </table:table-cell>
          <table:table-cell office:value-type="float" office:value="0.00139999908533437" calcext:value-type="float">
            <text:p>0.001399999085334</text:p>
          </table:table-cell>
          <table:table-cell table:formula="of:=[.D303]*(180/3.14)" office:value-type="float" office:value="0.0802547246370018" calcext:value-type="float">
            <text:p>0.080254724637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462610,2454,1645706018,46014261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6,</text:p>
          </table:table-cell>
          <table:table-cell office:value-type="float" office:value="0.000399999978666625" calcext:value-type="float">
            <text:p>0.000399999978667</text:p>
          </table:table-cell>
          <table:table-cell table:formula="of:=[.D304]*(180/3.14)" office:value-type="float" office:value="0.0229299350828001" calcext:value-type="float">
            <text:p>0.022929935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514123,2455,1645706018,51101875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7,</text:p>
          </table:table-cell>
          <table:table-cell office:value-type="float" office:value="-0.00169999836233621" calcext:value-type="float">
            <text:p>-0.001699998362336</text:p>
          </table:table-cell>
          <table:table-cell table:formula="of:=[.D305]*(180/3.14)" office:value-type="float" office:value="-0.0974521354205469" calcext:value-type="float">
            <text:p>-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593305,2456,1645706018,58868050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9,</text:p>
          </table:table-cell>
          <table:table-cell office:value-type="float" office:value="-0.00169999836233621" calcext:value-type="float">
            <text:p>-0.001699998362336</text:p>
          </table:table-cell>
          <table:table-cell table:formula="of:=[.D306]*(180/3.14)" office:value-type="float" office:value="-0.0974521354205469" calcext:value-type="float">
            <text:p>-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636159,2457,1645706018,63118910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3,</text:p>
          </table:table-cell>
          <table:table-cell office:value-type="float" office:value="-0.00129999926766749" calcext:value-type="float">
            <text:p>-0.001299999267667</text:p>
          </table:table-cell>
          <table:table-cell table:formula="of:=[.D307]*(180/3.14)" office:value-type="float" office:value="-0.0745222510127859" calcext:value-type="float">
            <text:p>-0.07452225101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716214,2458,1645706018,71128821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1,</text:p>
          </table:table-cell>
          <table:table-cell office:value-type="float" office:value="-0.00109999955633376" calcext:value-type="float">
            <text:p>-0.001099999556334</text:p>
          </table:table-cell>
          <table:table-cell table:formula="of:=[.D308]*(180/3.14)" office:value-type="float" office:value="-0.0630572994076676" calcext:value-type="float">
            <text:p>-0.063057299407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760360,2459,1645706018,75501728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3,</text:p>
          </table:table-cell>
          <table:table-cell office:value-type="float" office:value="-0.00229999594434617" calcext:value-type="float">
            <text:p>-0.002299995944346</text:p>
          </table:table-cell>
          <table:table-cell table:formula="of:=[.D309]*(180/3.14)" office:value-type="float" office:value="-0.131846901268252" calcext:value-type="float">
            <text:p>-0.131846901268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805000,2460,1645706018,80080485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1,</text:p>
          </table:table-cell>
          <table:table-cell office:value-type="float" office:value="-0.00209999691300816" calcext:value-type="float">
            <text:p>-0.002099996913008</text:p>
          </table:table-cell>
          <table:table-cell table:formula="of:=[.D310]*(180/3.14)" office:value-type="float" office:value="-0.12038198864378" calcext:value-type="float">
            <text:p>-0.1203819886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856661,2461,1645706018,84660434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4,</text:p>
          </table:table-cell>
          <table:table-cell office:value-type="float" office:value="-0.00239999539201588" calcext:value-type="float">
            <text:p>-0.002399995392016</text:p>
          </table:table-cell>
          <table:table-cell table:formula="of:=[.D311]*(180/3.14)" office:value-type="float" office:value="-0.137579353682439" calcext:value-type="float">
            <text:p>-0.13757935368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902710,2462,1645706018,89857006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,</text:p>
          </table:table-cell>
          <table:table-cell office:value-type="float" office:value="-0.00199999733333974" calcext:value-type="float">
            <text:p>-0.00199999733334</text:p>
          </table:table-cell>
          <table:table-cell table:formula="of:=[.D312]*(180/3.14)" office:value-type="float" office:value="-0.114649528662787" calcext:value-type="float">
            <text:p>-0.114649528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949077,2463,1645706018,94341492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5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313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8.994006,2464,1645706018,98980283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9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314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037744,2465,1645706019,3263521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3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315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119827,2466,1645706019,11118102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2,</text:p>
          </table:table-cell>
          <table:table-cell office:value-type="float" office:value="-0.00199999733333974" calcext:value-type="float">
            <text:p>-0.00199999733334</text:p>
          </table:table-cell>
          <table:table-cell table:formula="of:=[.D316]*(180/3.14)" office:value-type="float" office:value="-0.114649528662787" calcext:value-type="float">
            <text:p>-0.114649528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161689,2467,1645706019,15732502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9,</text:p>
          </table:table-cell>
          <table:table-cell table:style-name="ce1" office:value-type="float" office:value="0.0000999999996666556" calcext:value-type="float">
            <text:p>1.00E-04</text:p>
          </table:table-cell>
          <table:table-cell table:formula="of:=[.D317]*(180/3.14)" office:value-type="float" office:value="0.00573248405732421" calcext:value-type="float">
            <text:p>0.00573248405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208045,2468,1645706019,20324873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,</text:p>
          </table:table-cell>
          <table:table-cell office:value-type="float" office:value="0.000999999666666868" calcext:value-type="float">
            <text:p>0.000999999666667</text:p>
          </table:table-cell>
          <table:table-cell table:formula="of:=[.D318]*(180/3.14)" office:value-type="float" office:value="0.0573248216560625" calcext:value-type="float">
            <text:p>0.057324821656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265760,2469,1645706019,24715995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4,</text:p>
          </table:table-cell>
          <table:table-cell office:value-type="float" office:value="0.000999999666666868" calcext:value-type="float">
            <text:p>0.000999999666667</text:p>
          </table:table-cell>
          <table:table-cell table:formula="of:=[.D319]*(180/3.14)" office:value-type="float" office:value="0.0573248216560625" calcext:value-type="float">
            <text:p>0.057324821656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324628,2470,1645706019,30330419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9,</text:p>
          </table:table-cell>
          <table:table-cell table:style-name="ce1" office:value-type="float" office:value="0.0000999999996666556" calcext:value-type="float">
            <text:p>1.00E-04</text:p>
          </table:table-cell>
          <table:table-cell table:formula="of:=[.D320]*(180/3.14)" office:value-type="float" office:value="0.00573248405732421" calcext:value-type="float">
            <text:p>0.00573248405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359663,2471,1645706019,35777664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8,</text:p>
          </table:table-cell>
          <table:table-cell office:value-type="float" office:value="0.00219999645067695" calcext:value-type="float">
            <text:p>0.002199996450677</text:p>
          </table:table-cell>
          <table:table-cell table:formula="of:=[.D321]*(180/3.14)" office:value-type="float" office:value="0.12611444621715" calcext:value-type="float">
            <text:p>0.1261144462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399926,2472,1645706019,39718723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1,</text:p>
          </table:table-cell>
          <table:table-cell office:value-type="float" office:value="0.00389998022718046" calcext:value-type="float">
            <text:p>0.00389998022718</text:p>
          </table:table-cell>
          <table:table-cell table:formula="of:=[.D322]*(180/3.14)" office:value-type="float" office:value="0.22356574550716" calcext:value-type="float">
            <text:p>0.2235657455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514561,2473,1645706019,51196432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,</text:p>
          </table:table-cell>
          <table:table-cell office:value-type="float" office:value="0.00389998022718046" calcext:value-type="float">
            <text:p>0.00389998022718</text:p>
          </table:table-cell>
          <table:table-cell table:formula="of:=[.D323]*(180/3.14)" office:value-type="float" office:value="0.22356574550716" calcext:value-type="float">
            <text:p>0.2235657455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559801,2474,1645706019,55407452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,</text:p>
          </table:table-cell>
          <table:table-cell office:value-type="float" office:value="0.00199999733333974" calcext:value-type="float">
            <text:p>0.00199999733334</text:p>
          </table:table-cell>
          <table:table-cell table:formula="of:=[.D324]*(180/3.14)" office:value-type="float" office:value="0.114649528662787" calcext:value-type="float">
            <text:p>0.114649528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601269,2475,1645706019,59874725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3,</text:p>
          </table:table-cell>
          <table:table-cell office:value-type="float" office:value="0.00269999343902873" calcext:value-type="float">
            <text:p>0.002699993439029</text:p>
          </table:table-cell>
          <table:table-cell table:formula="of:=[.D325]*(180/3.14)" office:value-type="float" office:value="0.154776693957061" calcext:value-type="float">
            <text:p>0.154776693957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640998,2476,1645706019,63866448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,</text:p>
          </table:table-cell>
          <table:table-cell office:value-type="float" office:value="0.0029999910000486" calcext:value-type="float">
            <text:p>0.002999991000049</text:p>
          </table:table-cell>
          <table:table-cell table:formula="of:=[.D326]*(180/3.14)" office:value-type="float" office:value="0.171974006372213" calcext:value-type="float">
            <text:p>0.171974006372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682398,2477,1645706019,68001341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,</text:p>
          </table:table-cell>
          <table:table-cell office:value-type="float" office:value="0.0029999910000486" calcext:value-type="float">
            <text:p>0.002999991000049</text:p>
          </table:table-cell>
          <table:table-cell table:formula="of:=[.D327]*(180/3.14)" office:value-type="float" office:value="0.171974006372213" calcext:value-type="float">
            <text:p>0.171974006372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757343,2478,1645706019,75444769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5,</text:p>
          </table:table-cell>
          <table:table-cell office:value-type="float" office:value="0.00249999479168614" calcext:value-type="float">
            <text:p>0.002499994791686</text:p>
          </table:table-cell>
          <table:table-cell table:formula="of:=[.D328]*(180/3.14)" office:value-type="float" office:value="0.143311803345066" calcext:value-type="float">
            <text:p>0.143311803345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797824,2479,1645706019,79558730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2,</text:p>
          </table:table-cell>
          <table:table-cell office:value-type="float" office:value="0.0017999980560038" calcext:value-type="float">
            <text:p>0.001799998056004</text:p>
          </table:table-cell>
          <table:table-cell table:formula="of:=[.D329]*(180/3.14)" office:value-type="float" office:value="0.103184601936524" calcext:value-type="float">
            <text:p>0.103184601936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838623,2480,1645706019,83629083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4,</text:p>
          </table:table-cell>
          <table:table-cell office:value-type="float" office:value="0.0017999980560038" calcext:value-type="float">
            <text:p>0.001799998056004</text:p>
          </table:table-cell>
          <table:table-cell table:formula="of:=[.D330]*(180/3.14)" office:value-type="float" office:value="0.103184601936524" calcext:value-type="float">
            <text:p>0.103184601936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915036,2481,1645706019,91278457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1,</text:p>
          </table:table-cell>
          <table:table-cell office:value-type="float" office:value="0.0017999980560038" calcext:value-type="float">
            <text:p>0.001799998056004</text:p>
          </table:table-cell>
          <table:table-cell table:formula="of:=[.D331]*(180/3.14)" office:value-type="float" office:value="0.103184601936524" calcext:value-type="float">
            <text:p>0.103184601936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39.962329,2482,1645706019,95446419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5,</text:p>
          </table:table-cell>
          <table:table-cell office:value-type="float" office:value="0.00349998570843832" calcext:value-type="float">
            <text:p>0.003499985708438</text:p>
          </table:table-cell>
          <table:table-cell table:formula="of:=[.D332]*(180/3.14)" office:value-type="float" office:value="0.200636123413662" calcext:value-type="float">
            <text:p>0.20063612341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000426,2483,1645706019,99750781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8,</text:p>
          </table:table-cell>
          <table:table-cell office:value-type="float" office:value="0.00219999645067695" calcext:value-type="float">
            <text:p>0.002199996450677</text:p>
          </table:table-cell>
          <table:table-cell table:formula="of:=[.D333]*(180/3.14)" office:value-type="float" office:value="0.12611444621715" calcext:value-type="float">
            <text:p>0.1261144462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044783,2484,1645706020,41590213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7,</text:p>
          </table:table-cell>
          <table:table-cell office:value-type="float" office:value="0.000299999990999967" calcext:value-type="float">
            <text:p>0.000299999991</text:p>
          </table:table-cell>
          <table:table-cell table:formula="of:=[.D334]*(180/3.14)" office:value-type="float" office:value="0.0171974517133739" calcext:value-type="float">
            <text:p>0.01719745171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092192,2485,1645706020,8842325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8,</text:p>
          </table:table-cell>
          <table:table-cell office:value-type="float" office:value="0.000299999990999967" calcext:value-type="float">
            <text:p>0.000299999991</text:p>
          </table:table-cell>
          <table:table-cell table:formula="of:=[.D335]*(180/3.14)" office:value-type="float" office:value="0.0171974517133739" calcext:value-type="float">
            <text:p>0.01719745171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137853,2486,1645706020,13432073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6,</text:p>
          </table:table-cell>
          <table:table-cell office:value-type="float" office:value="0.000399999978666625" calcext:value-type="float">
            <text:p>0.000399999978667</text:p>
          </table:table-cell>
          <table:table-cell table:formula="of:=[.D336]*(180/3.14)" office:value-type="float" office:value="0.0229299350828001" calcext:value-type="float">
            <text:p>0.022929935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220526,2487,1645706020,21385073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9,</text:p>
          </table:table-cell>
          <table:table-cell table:style-name="ce1" office:value-type="float" office:value="0.0000999999996666556" calcext:value-type="float">
            <text:p>1.00E-04</text:p>
          </table:table-cell>
          <table:table-cell table:formula="of:=[.D337]*(180/3.14)" office:value-type="float" office:value="0.00573248405732421" calcext:value-type="float">
            <text:p>0.00573248405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269374,2488,1645706020,26088356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5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338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308233,2489,1645706020,30504226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3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339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354062,2490,1645706020,35132169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13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340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398626,2491,1645706020,39539933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8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341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440628,2492,1645706020,43767046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5,</text:p>
          </table:table-cell>
          <table:table-cell office:value-type="float" office:value="-0.00149999887500158" calcext:value-type="float">
            <text:p>-0.001499998875002</text:p>
          </table:table-cell>
          <table:table-cell table:formula="of:=[.D342]*(180/3.14)" office:value-type="float" office:value="-0.0859871966561413" calcext:value-type="float">
            <text:p>-0.0859871966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482235,2493,1645706020,47935175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3,</text:p>
          </table:table-cell>
          <table:table-cell office:value-type="float" office:value="-0.00129999926766749" calcext:value-type="float">
            <text:p>-0.001299999267667</text:p>
          </table:table-cell>
          <table:table-cell table:formula="of:=[.D343]*(180/3.14)" office:value-type="float" office:value="-0.0745222510127859" calcext:value-type="float">
            <text:p>-0.07452225101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563720,2494,1645706020,56048202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3,</text:p>
          </table:table-cell>
          <table:table-cell office:value-type="float" office:value="-0.00129999926766749" calcext:value-type="float">
            <text:p>-0.001299999267667</text:p>
          </table:table-cell>
          <table:table-cell table:formula="of:=[.D344]*(180/3.14)" office:value-type="float" office:value="-0.0745222510127859" calcext:value-type="float">
            <text:p>-0.07452225101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609619,2495,1645706020,603799581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3,</text:p>
          </table:table-cell>
          <table:table-cell office:value-type="float" office:value="-0.00129999926766749" calcext:value-type="float">
            <text:p>-0.001299999267667</text:p>
          </table:table-cell>
          <table:table-cell table:formula="of:=[.D345]*(180/3.14)" office:value-type="float" office:value="-0.0745222510127859" calcext:value-type="float">
            <text:p>-0.07452225101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655349,2496,1645706020,64885377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3,</text:p>
          </table:table-cell>
          <table:table-cell office:value-type="float" office:value="-0.00129999926766749" calcext:value-type="float">
            <text:p>-0.001299999267667</text:p>
          </table:table-cell>
          <table:table-cell table:formula="of:=[.D346]*(180/3.14)" office:value-type="float" office:value="-0.0745222510127859" calcext:value-type="float">
            <text:p>-0.07452225101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698289,2497,1645706020,69467782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09,</text:p>
          </table:table-cell>
          <table:table-cell office:value-type="float" office:value="-0.00129999926766749" calcext:value-type="float">
            <text:p>-0.001299999267667</text:p>
          </table:table-cell>
          <table:table-cell table:formula="of:=[.D347]*(180/3.14)" office:value-type="float" office:value="-0.0745222510127859" calcext:value-type="float">
            <text:p>-0.07452225101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743696,2498,1645706020,74045515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412,</text:p>
          </table:table-cell>
          <table:table-cell office:value-type="float" office:value="-0.00129999926766749" calcext:value-type="float">
            <text:p>-0.001299999267667</text:p>
          </table:table-cell>
          <table:table-cell table:formula="of:=[.D348]*(180/3.14)" office:value-type="float" office:value="-0.0745222510127859" calcext:value-type="float">
            <text:p>-0.07452225101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787621,2499,1645706020,78283357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42,</text:p>
          </table:table-cell>
          <table:table-cell office:value-type="float" office:value="-0.00419997530426136" calcext:value-type="float">
            <text:p>-0.004199975304261</text:p>
          </table:table-cell>
          <table:table-cell table:formula="of:=[.D349]*(180/3.14)" office:value-type="float" office:value="-0.240762915530906" calcext:value-type="float">
            <text:p>-0.240762915530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871796,2500,1645706020,86775875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2,</text:p>
          </table:table-cell>
          <table:table-cell office:value-type="float" office:value="-0.00119999942400059" calcext:value-type="float">
            <text:p>-0.001199999424001</text:p>
          </table:table-cell>
          <table:table-cell table:formula="of:=[.D350]*(180/3.14)" office:value-type="float" office:value="-0.0687897758981228" calcext:value-type="float">
            <text:p>-0.068789775898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919083,2501,1645706020,91394543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5,</text:p>
          </table:table-cell>
          <table:table-cell office:value-type="float" office:value="0.000499999958333284" calcext:value-type="float">
            <text:p>0.000499999958333</text:p>
          </table:table-cell>
          <table:table-cell table:formula="of:=[.D351]*(180/3.14)" office:value-type="float" office:value="0.0286624179936278" calcext:value-type="float">
            <text:p>0.028662417993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960411,2502,1645706020,95793294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9,</text:p>
          </table:table-cell>
          <table:table-cell office:value-type="float" office:value="0.00109999955633365" calcext:value-type="float">
            <text:p>0.001099999556334</text:p>
          </table:table-cell>
          <table:table-cell table:formula="of:=[.D352]*(180/3.14)" office:value-type="float" office:value="0.0630572994076612" calcext:value-type="float">
            <text:p>0.063057299407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0.999849,2503,1645706020,99750876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,</text:p>
          </table:table-cell>
          <table:table-cell office:value-type="float" office:value="0.00109999955633365" calcext:value-type="float">
            <text:p>0.001099999556334</text:p>
          </table:table-cell>
          <table:table-cell table:formula="of:=[.D353]*(180/3.14)" office:value-type="float" office:value="0.0630572994076612" calcext:value-type="float">
            <text:p>0.063057299407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050056,2504,1645706021,4169321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,</text:p>
          </table:table-cell>
          <table:table-cell office:value-type="float" office:value="-0" calcext:value-type="float">
            <text:p>0</text:p>
          </table:table-cell>
          <table:table-cell table:formula="of:=[.D354]*(180/3.14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085320,2505,1645706021,82304716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2,</text:p>
          </table:table-cell>
          <table:table-cell office:value-type="float" office:value="0.0017999980560038" calcext:value-type="float">
            <text:p>0.001799998056004</text:p>
          </table:table-cell>
          <table:table-cell table:formula="of:=[.D355]*(180/3.14)" office:value-type="float" office:value="0.103184601936524" calcext:value-type="float">
            <text:p>0.103184601936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167025,2506,1645706021,16311144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5,</text:p>
          </table:table-cell>
          <table:table-cell office:value-type="float" office:value="0.00349998570843832" calcext:value-type="float">
            <text:p>0.003499985708438</text:p>
          </table:table-cell>
          <table:table-cell table:formula="of:=[.D356]*(180/3.14)" office:value-type="float" office:value="0.200636123413662" calcext:value-type="float">
            <text:p>0.20063612341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207223,2507,1645706021,20504117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6,</text:p>
          </table:table-cell>
          <table:table-cell office:value-type="float" office:value="0.00349998570843832" calcext:value-type="float">
            <text:p>0.003499985708438</text:p>
          </table:table-cell>
          <table:table-cell table:formula="of:=[.D357]*(180/3.14)" office:value-type="float" office:value="0.200636123413662" calcext:value-type="float">
            <text:p>0.20063612341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249396,2508,1645706021,24590682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4,</text:p>
          </table:table-cell>
          <table:table-cell office:value-type="float" office:value="0.00349998570843832" calcext:value-type="float">
            <text:p>0.003499985708438</text:p>
          </table:table-cell>
          <table:table-cell table:formula="of:=[.D358]*(180/3.14)" office:value-type="float" office:value="0.200636123413662" calcext:value-type="float">
            <text:p>0.20063612341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290961,2509,1645706021,286552667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95,</text:p>
          </table:table-cell>
          <table:table-cell office:value-type="float" office:value="0.00349998570843832" calcext:value-type="float">
            <text:p>0.003499985708438</text:p>
          </table:table-cell>
          <table:table-cell table:formula="of:=[.D359]*(180/3.14)" office:value-type="float" office:value="0.200636123413662" calcext:value-type="float">
            <text:p>0.20063612341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368702,2510,1645706021,36519765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3,</text:p>
          </table:table-cell>
          <table:table-cell office:value-type="float" office:value="0.00169999836233621" calcext:value-type="float">
            <text:p>0.001699998362336</text:p>
          </table:table-cell>
          <table:table-cell table:formula="of:=[.D360]*(180/3.14)" office:value-type="float" office:value="0.0974521354205469" calcext:value-type="float">
            <text:p>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411483,2511,1645706021,40920042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,</text:p>
          </table:table-cell>
          <table:table-cell office:value-type="float" office:value="0.00199999733333974" calcext:value-type="float">
            <text:p>0.00199999733334</text:p>
          </table:table-cell>
          <table:table-cell table:formula="of:=[.D361]*(180/3.14)" office:value-type="float" office:value="0.114649528662787" calcext:value-type="float">
            <text:p>0.114649528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457653,2512,1645706021,45341253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79,</text:p>
          </table:table-cell>
          <table:table-cell office:value-type="float" office:value="0.00209999691300816" calcext:value-type="float">
            <text:p>0.002099996913008</text:p>
          </table:table-cell>
          <table:table-cell table:formula="of:=[.D362]*(180/3.14)" office:value-type="float" office:value="0.12038198864378" calcext:value-type="float">
            <text:p>0.1203819886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497729,2513,1645706021,494466304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3,</text:p>
          </table:table-cell>
          <table:table-cell office:value-type="float" office:value="0.00169999836233621" calcext:value-type="float">
            <text:p>0.001699998362336</text:p>
          </table:table-cell>
          <table:table-cell table:formula="of:=[.D363]*(180/3.14)" office:value-type="float" office:value="0.0974521354205469" calcext:value-type="float">
            <text:p>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536491,2514,1645706021,53406620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9,</text:p>
          </table:table-cell>
          <table:table-cell office:value-type="float" office:value="0.00169999836233621" calcext:value-type="float">
            <text:p>0.001699998362336</text:p>
          </table:table-cell>
          <table:table-cell table:formula="of:=[.D364]*(180/3.14)" office:value-type="float" office:value="0.0974521354205469" calcext:value-type="float">
            <text:p>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616008,2515,1645706021,612896919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5,</text:p>
          </table:table-cell>
          <table:table-cell office:value-type="float" office:value="0.00169999836233621" calcext:value-type="float">
            <text:p>0.001699998362336</text:p>
          </table:table-cell>
          <table:table-cell table:formula="of:=[.D365]*(180/3.14)" office:value-type="float" office:value="0.0974521354205469" calcext:value-type="float">
            <text:p>0.09745213542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661253,2516,1645706021,65845584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4,</text:p>
          </table:table-cell>
          <table:table-cell office:value-type="float" office:value="0.00359998444812098" calcext:value-type="float">
            <text:p>0.003599984448121</text:p>
          </table:table-cell>
          <table:table-cell table:formula="of:=[.D366]*(180/3.14)" office:value-type="float" office:value="0.206368535242604" calcext:value-type="float">
            <text:p>0.206368535242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704330,2517,1645706021,70064663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69,</text:p>
          </table:table-cell>
          <table:table-cell office:value-type="float" office:value="0.00309999006972392" calcext:value-type="float">
            <text:p>0.003099990069724</text:p>
          </table:table-cell>
          <table:table-cell table:formula="of:=[.D367]*(180/3.14)" office:value-type="float" office:value="0.177706437117931" calcext:value-type="float">
            <text:p>0.177706437117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757762,2518,1645706021,747418642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84,</text:p>
          </table:table-cell>
          <table:table-cell office:value-type="float" office:value="0.00159999863466881" calcext:value-type="float">
            <text:p>0.001599998634669</text:p>
          </table:table-cell>
          <table:table-cell table:formula="of:=[.D368]*(180/3.14)" office:value-type="float" office:value="0.0917196669555369" calcext:value-type="float">
            <text:p>0.091719666955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797947,2519,1645706021,79439640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05,</text:p>
          </table:table-cell>
          <table:table-cell office:value-type="float" office:value="-0.000499999958333284" calcext:value-type="float">
            <text:p>-0.000499999958333</text:p>
          </table:table-cell>
          <table:table-cell table:formula="of:=[.D369]*(180/3.14)" office:value-type="float" office:value="-0.0286624179936278" calcext:value-type="float">
            <text:p>-0.028662417993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843222,2520,1645706021,84028124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2.4383,</text:p>
          </table:table-cell>
          <table:table-cell office:value-type="float" office:value="-0.000499999958333284" calcext:value-type="float">
            <text:p>-0.000499999958333</text:p>
          </table:table-cell>
          <table:table-cell table:formula="of:=[.D370]*(180/3.14)" office:value-type="float" office:value="-0.0286624179936278" calcext:value-type="float">
            <text:p>-0.028662417993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886455,2521,1645706021,881936788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2,</text:p>
          </table:table-cell>
          <table:table-cell office:value-type="float" office:value="0.000799999829333422" calcext:value-type="float">
            <text:p>0.000799999829333</text:p>
          </table:table-cell>
          <table:table-cell table:formula="of:=[.D371]*(180/3.14)" office:value-type="float" office:value="0.0458598628280305" calcext:value-type="float">
            <text:p>0.045859862828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1.970057,2522,1645706021,965623140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0.9996,</text:p>
          </table:table-cell>
          <table:table-cell office:value-type="float" office:value="0.000399999978666625" calcext:value-type="float">
            <text:p>0.000399999978667</text:p>
          </table:table-cell>
          <table:table-cell table:formula="of:=[.D372]*(180/3.14)" office:value-type="float" office:value="0.0229299350828001" calcext:value-type="float">
            <text:p>0.022929935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02/24/13:33:42.012764,2523,1645706022,9938955,,"['base_to_pipe_x_radar',</text:p>
          </table:table-cell>
          <table:table-cell office:value-type="string" calcext:value-type="string">
            <text:p>'base_to_pipe_y_radar',</text:p>
          </table:table-cell>
          <table:table-cell office:value-type="string" calcext:value-type="string">
            <text:p>'base_to_pipe_z_radar'],1.0012,</text:p>
          </table:table-cell>
          <table:table-cell office:value-type="float" office:value="-0.00119999942400059" calcext:value-type="float">
            <text:p>-0.001199999424001</text:p>
          </table:table-cell>
          <table:table-cell table:formula="of:=[.D373]*(180/3.14)" office:value-type="float" office:value="-0.0687897758981228" calcext:value-type="float">
            <text:p>-0.0687897758981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2T17:53:20.039671449</dc:date>
    <meta:editing-duration>P6DT2H5M16S</meta:editing-duration>
    <meta:editing-cycles>1</meta:editing-cycles>
    <meta:document-statistic meta:table-count="1" meta:cell-count="186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624cm" svg:height="23.084cm" xlink:href=".." xlink:type="simple" chart:class="chart:line" chart:style-name="ch1">
        <chart:legend chart:legend-position="end" svg:x="33.724cm" svg:y="11.243cm" style:legend-expansion="high" chart:style-name="ch2"/>
        <chart:plot-area chart:style-name="ch3" table:cell-range-address="'2022-02-24-13-33-22-joint_states'.E1:'2022-02-24-13-33-22-joint_states'.E373" chart:data-source-has-labels="row" svg:x="0.712cm" svg:y="0.461cm" svg:width="32.3cm" svg:height="22.162cm">
          <chartooo:coordinate-region svg:x="1.545cm" svg:y="0.66cm" svg:width="31.326cm" svg:height="21.7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22-02-24-13-33-22-joint_states'.E2:'2022-02-24-13-33-22-joint_states'.E373" chart:label-cell-address="'2022-02-24-13-33-22-joint_states'.E1:'2022-02-24-13-33-22-joint_states'.E1" chart:class="chart:line">
            <chart:data-point chart:repeated="3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</text:p>
                <draw:g>
                  <svg:desc>'2022-02-24-13-33-22-joint_states'.E1:'2022-02-24-13-33-22-joint_state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5603351678702">
                <text:p>-0.55603351678702</text:p>
                <draw:g>
                  <svg:desc>'2022-02-24-13-33-22-joint_states'.E2:'2022-02-24-13-33-22-joint_states'.E3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73838341923704">
                <text:p>-0.773838341923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08226696433202">
                <text:p>-0.808226696433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96156851127263">
                <text:p>-0.596156851127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2731721597631">
                <text:p>-0.412731721597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45774049846736">
                <text:p>-0.945774049846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26748053705927">
                <text:p>-0.326748053705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5664395425003">
                <text:p>-0.75664395425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00636123413668">
                <text:p>-0.200636123413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974521354205469">
                <text:p>-0.0974521354205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31846901268252">
                <text:p>-0.131846901268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1846901268252">
                <text:p>-0.131846901268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9171287832511">
                <text:p>0.189171287832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1015752623652">
                <text:p>0.321015752623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9424767739672">
                <text:p>0.269424767739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0053158998279">
                <text:p>0.470053158998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7249412132882">
                <text:p>0.487249412132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8588943050827">
                <text:p>0.458588943050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3105650026853">
                <text:p>0.533105650026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1765455966209">
                <text:p>0.561765455966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4445577573164">
                <text:p>0.504445577573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2375432089105">
                <text:p>0.762375432089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1267331402876">
                <text:p>0.401267331402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7497383911888">
                <text:p>0.567497383911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0762915530906">
                <text:p>0.240762915530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6495296061439">
                <text:p>0.246495296061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6495296061439">
                <text:p>0.246495296061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6495296061439">
                <text:p>0.246495296061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86624179936278">
                <text:p>-0.0286624179936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611444621715">
                <text:p>-0.1261144462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611444621715">
                <text:p>-0.126114446217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35030530185257">
                <text:p>-0.235030530185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0249534374489">
                <text:p>-0.80249534374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21015752623652">
                <text:p>-0.321015752623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81517337345694">
                <text:p>-0.481517337345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59808129723914">
                <text:p>-0.8598081297239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00881304274563">
                <text:p>-1.00881304274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88463885255504">
                <text:p>-0.888463885255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67497383911888">
                <text:p>-0.5674973839118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43944917286602">
                <text:p>-0.343944917286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3944917286602">
                <text:p>-0.3439449172866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12100942944258">
                <text:p>-0.212100942944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12100942944258">
                <text:p>-0.212100942944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54776693957055">
                <text:p>-0.154776693957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54776693957055">
                <text:p>-0.154776693957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54776693957055">
                <text:p>-0.154776693957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17196669555369">
                <text:p>0.0917196669555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0509134677134">
                <text:p>0.160509134677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2354153205161">
                <text:p>0.292354153205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9551131313786">
                <text:p>0.3095511313137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3229300509473">
                <text:p>0.5732293005094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8212636152028">
                <text:p>0.338212636152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5785252929293">
                <text:p>0.4757852529292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4693099202036">
                <text:p>0.584693099202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96156851127263">
                <text:p>0.596156851127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4569605186441">
                <text:p>0.544569605186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7124690420173">
                <text:p>0.4471246904201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9802909109364">
                <text:p>0.389802909109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0053158998279">
                <text:p>0.470053158998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1015752623652">
                <text:p>0.321015752623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1015752623652">
                <text:p>0.3210157526236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0509134677134">
                <text:p>0.1605091346771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9424767739672">
                <text:p>0.269424767739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9424767739672">
                <text:p>0.2694247677396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15923427579692">
                <text:p>0.0515923427579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15923427579692">
                <text:p>0.0515923427579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54776693957055">
                <text:p>-0.154776693957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619084211009276">
                <text:p>-0.619084211009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06368535242604">
                <text:p>-0.206368535242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06368535242604">
                <text:p>-0.2063685352426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06368535242604">
                <text:p>-0.2063685352426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8086485241047">
                <text:p>-0.2980864852410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92354153205167">
                <text:p>-0.2923541532051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510177612697494">
                <text:p>-0.510177612697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510177612697494">
                <text:p>-0.510177612697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86621815322445">
                <text:p>-0.2866218153224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86621815322445">
                <text:p>-0.2866218153224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46495296061439">
                <text:p>-0.2464952960614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0891706638882">
                <text:p>-0.10891706638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630572994076676">
                <text:p>-0.0630572994076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630572994076676">
                <text:p>-0.06305729940766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891706638882">
                <text:p>0.108917066388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91706638882">
                <text:p>0.108917066388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356574550716">
                <text:p>0.22356574550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356574550716">
                <text:p>0.22356574550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9424767739672">
                <text:p>0.2694247677396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29928244698807">
                <text:p>0.4299282446988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07620555368546">
                <text:p>0.607620555368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5660402023172">
                <text:p>0.435660402023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9802909109364">
                <text:p>0.3898029091093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2731721597625">
                <text:p>0.412731721597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5603351678702">
                <text:p>0.556033516787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4196078776689">
                <text:p>0.4241960787766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5157122475074">
                <text:p>0.275157122475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75157122475074">
                <text:p>0.2751571224750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6495296061439">
                <text:p>0.2464952960614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6495296061439">
                <text:p>0.246495296061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7579353682439">
                <text:p>0.1375793536824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7579353682439">
                <text:p>0.1375793536824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14649679999987">
                <text:p>0.01146496799999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14649679999987">
                <text:p>0.0114649679999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974521354205469">
                <text:p>-0.09745213542054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974521354205469">
                <text:p>-0.0974521354205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84070686212107">
                <text:p>-0.3840706862121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12100942944258">
                <text:p>-0.212100942944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92354153205167">
                <text:p>-0.2923541532051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0699953056991">
                <text:p>-0.40699953056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58588943050827">
                <text:p>-0.4585889430508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84070686212107">
                <text:p>-0.384070686212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69424767739665">
                <text:p>-0.2694247677396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2356574550716">
                <text:p>-0.223565745507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52227671662217">
                <text:p>-0.2522276716622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974521354205469">
                <text:p>-0.09745213542054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974521354205469">
                <text:p>-0.09745213542054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29299350828001">
                <text:p>0.0229299350828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29299350828001">
                <text:p>0.0229299350828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29299350828001">
                <text:p>0.0229299350828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4903707572086">
                <text:p>0.1949037075720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9802909109364">
                <text:p>0.3898029091093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9802909109364">
                <text:p>0.3898029091093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63692407615973">
                <text:p>0.2636924076159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967719154269">
                <text:p>0.349677191542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4196078776689">
                <text:p>0.424196078776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29928244698807">
                <text:p>0.4299282446988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8338455634024">
                <text:p>0.378338455634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98086485241041">
                <text:p>0.2980864852410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783334640399">
                <text:p>0.21783334640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783334640399">
                <text:p>0.217833346403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63692407615973">
                <text:p>0.2636924076159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74521354205469">
                <text:p>0.09745213542054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0636123413662">
                <text:p>0.2006361234136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43949003312137">
                <text:p>0.03439490033121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43949003312137">
                <text:p>0.03439490033121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229299350828001">
                <text:p>-0.0229299350828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229299350828001">
                <text:p>-0.0229299350828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1783334640399">
                <text:p>-0.21783334640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1783334640399">
                <text:p>-0.21783334640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09551131313793">
                <text:p>-0.3095511313137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1783334640399">
                <text:p>-0.21783334640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1783334640399">
                <text:p>-0.21783334640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1783334640399">
                <text:p>-0.21783334640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212100942944258">
                <text:p>-0.2121009429442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12100942944258">
                <text:p>-0.2121009429442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12100942944258">
                <text:p>-0.2121009429442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63692407615966">
                <text:p>-0.2636924076159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573248216560561">
                <text:p>-0.05732482165605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59871966561349">
                <text:p>0.08598719665613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45222510127796">
                <text:p>0.0745222510127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7960042218605">
                <text:p>0.2579600422186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7960042218605">
                <text:p>0.2579600422186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1783334640399">
                <text:p>0.21783334640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8338455634024">
                <text:p>0.3783384556340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78338455634024">
                <text:p>0.3783384556340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9171287832511">
                <text:p>0.1891712878325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9298140139129">
                <text:p>0.2292981401391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0762915530906">
                <text:p>0.2407629155309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356574550716">
                <text:p>0.223565745507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1783334640399">
                <text:p>0.217833346403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9802909109364">
                <text:p>0.3898029091093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73248216560625">
                <text:p>0.0573248216560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5030530185257">
                <text:p>0.2350305301852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1974517133739">
                <text:p>0.01719745171337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71974517133739">
                <text:p>0.01719745171337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114649679999987">
                <text:p>-0.01146496799999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37579353682439">
                <text:p>-0.1375793536824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37579353682439">
                <text:p>-0.1375793536824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94903707572092">
                <text:p>-0.1949037075720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94903707572092">
                <text:p>-0.1949037075720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94903707572092">
                <text:p>-0.1949037075720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94903707572092">
                <text:p>-0.1949037075720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395535124211151">
                <text:p>-0.3955351242111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395535124211151">
                <text:p>-0.3955351242111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395535124211151">
                <text:p>-0.3955351242111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321015752623652">
                <text:p>-0.3210157526236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94903707572092">
                <text:p>-0.1949037075720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14649528662787">
                <text:p>-0.1146495286627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14649528662787">
                <text:p>-0.1146495286627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03184601936524">
                <text:p>-0.1031846019365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573248405732421">
                <text:p>-0.005732484057324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573248405732421">
                <text:p>-0.005732484057324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73248216560625">
                <text:p>0.0573248216560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1974006372213">
                <text:p>0.1719740063722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54776693957061">
                <text:p>0.1547766939570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3438864309578">
                <text:p>0.1834388643095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6495296061439">
                <text:p>0.2464952960614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06999530569904">
                <text:p>0.4069995305699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06999530569904">
                <text:p>0.4069995305699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2480348253595">
                <text:p>0.3324803482535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1015752623652">
                <text:p>0.321015752623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35660402023172">
                <text:p>0.4356604020231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41392550635162">
                <text:p>0.4413925506351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86621815322452">
                <text:p>0.2866218153224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6241572187066">
                <text:p>0.1662415721870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87897758981165">
                <text:p>0.06878977589811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80889471707545">
                <text:p>0.2808894717075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59871966561349">
                <text:p>0.08598719665613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59871966561349">
                <text:p>0.08598719665613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58598628280305">
                <text:p>0.04585986282803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573248405732421">
                <text:p>-0.005732484057324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573248405732421">
                <text:p>-0.005732484057324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573248405732421">
                <text:p>-0.005732484057324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0891706638882">
                <text:p>-0.108917066388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83438864309585">
                <text:p>-0.1834388643095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303818811315466">
                <text:p>-0.3038188113154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303818811315466">
                <text:p>-0.3038188113154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303818811315466">
                <text:p>-0.3038188113154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303818811315466">
                <text:p>-0.3038188113154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332480348253595">
                <text:p>-0.3324803482535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89171287832517">
                <text:p>-0.1891712878325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03184601936524">
                <text:p>-0.1031846019365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14649528662787">
                <text:p>-0.1146495286627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14649528662787">
                <text:p>-0.114649528662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401273819808892">
                <text:p>-0.04012738198088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15923427579692">
                <text:p>0.05159234275796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15923427579692">
                <text:p>0.05159234275796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87897758981165">
                <text:p>0.06878977589811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71974006372213">
                <text:p>0.1719740063722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71974006372213">
                <text:p>0.1719740063722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611444621715">
                <text:p>0.126114446217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06368535242604">
                <text:p>0.2063685352426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0889471707545">
                <text:p>0.2808894717075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43944917286602">
                <text:p>0.3439449172866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72606217489708">
                <text:p>0.3726062174897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55409458805667">
                <text:p>0.355409458805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86621815322452">
                <text:p>0.2866218153224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12100942944258">
                <text:p>0.2121009429442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37579353682439">
                <text:p>0.1375793536824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37579353682439">
                <text:p>0.1375793536824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00636123413662">
                <text:p>0.2006361234136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74521354205469">
                <text:p>0.09745213542054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74521354205469">
                <text:p>0.09745213542054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74521354205469">
                <text:p>0.09745213542054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71974517133739">
                <text:p>0.01719745171337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83438864309585">
                <text:p>-0.1834388643095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83438864309585">
                <text:p>-0.1834388643095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802547246370082">
                <text:p>-0.08025472463700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89171287832517">
                <text:p>-0.1891712878325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40762915530906">
                <text:p>-0.2407629155309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57960042218605">
                <text:p>-0.2579600422186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46495296061439">
                <text:p>-0.2464952960614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200636123413668">
                <text:p>-0.2006361234136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49044250141486">
                <text:p>-0.1490442501414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2038198864378">
                <text:p>-0.120381988643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2038198864378">
                <text:p>-0.120381988643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12038198864378">
                <text:p>-0.120381988643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286624179936278">
                <text:p>-0.0286624179936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29299350828001">
                <text:p>0.02292993508280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29299350828001">
                <text:p>0.0229299350828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01273819808956">
                <text:p>0.0401273819808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2611444621715">
                <text:p>0.126114446217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31846901268252">
                <text:p>0.1318469012682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49044250141492">
                <text:p>0.1490442501414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77706437117931">
                <text:p>0.1777064371179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29298140139129">
                <text:p>0.2292981401391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86621815322452">
                <text:p>0.2866218153224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03818811315459">
                <text:p>0.3038188113154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75157122475074">
                <text:p>0.2751571224750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2100942944258">
                <text:p>0.2121009429442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37579353682439">
                <text:p>0.1375793536824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87897758981165">
                <text:p>0.06878977589811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87897758981165">
                <text:p>0.06878977589811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00636123413662">
                <text:p>0.2006361234136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687897758981165">
                <text:p>0.06878977589811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687897758981165">
                <text:p>0.06878977589811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687897758981165">
                <text:p>0.06878977589811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71974517133739">
                <text:p>0.01719745171337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2038198864378">
                <text:p>-0.120381988643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12038198864378">
                <text:p>-0.120381988643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12038198864378">
                <text:p>-0.120381988643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802547246370082">
                <text:p>-0.08025472463700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10891706638882">
                <text:p>-0.108917066388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143311803345066">
                <text:p>-0.1433118033450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166241572187059">
                <text:p>-0.1662415721870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154776693957055">
                <text:p>-0.1547766939570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114649528662787">
                <text:p>-0.1146495286627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745222510127859">
                <text:p>-0.07452225101278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917196669555369">
                <text:p>-0.09171966695553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917196669555369">
                <text:p>-0.09171966695553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212100942944258">
                <text:p>-0.2121009429442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573248405732421">
                <text:p>-0.005732484057324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630572994076612">
                <text:p>0.06305729940766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630572994076612">
                <text:p>0.06305729940766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71974517133739">
                <text:p>0.01719745171337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37579353682439">
                <text:p>0.1375793536824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12100942944258">
                <text:p>0.2121009429442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12100942944258">
                <text:p>0.2121009429442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31846901268252">
                <text:p>0.1318469012682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49044250141492">
                <text:p>0.1490442501414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29298140139129">
                <text:p>0.2292981401391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94903707572086">
                <text:p>0.1949037075720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29298140139129">
                <text:p>0.2292981401391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35030530185257">
                <text:p>0.2350305301852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37579353682439">
                <text:p>0.1375793536824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59871966561349">
                <text:p>0.08598719665613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859871966561349">
                <text:p>0.08598719665613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859871966561349">
                <text:p>0.08598719665613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15923427579692">
                <text:p>0.05159234275796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15923427579692">
                <text:p>0.05159234275796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02547246370018">
                <text:p>0.08025472463700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29299350828001">
                <text:p>0.0229299350828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974521354205469">
                <text:p>-0.09745213542054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974521354205469">
                <text:p>-0.09745213542054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745222510127859">
                <text:p>-0.07452225101278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630572994076676">
                <text:p>-0.06305729940766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31846901268252">
                <text:p>-0.1318469012682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12038198864378">
                <text:p>-0.120381988643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37579353682439">
                <text:p>-0.1375793536824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14649528662787">
                <text:p>-0.1146495286627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14649528662787">
                <text:p>-0.1146495286627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573248405732421">
                <text:p>0.005732484057324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73248216560625">
                <text:p>0.0573248216560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73248216560625">
                <text:p>0.0573248216560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573248405732421">
                <text:p>0.005732484057324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2611444621715">
                <text:p>0.126114446217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2356574550716">
                <text:p>0.223565745507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2356574550716">
                <text:p>0.223565745507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14649528662787">
                <text:p>0.1146495286627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54776693957061">
                <text:p>0.1547766939570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71974006372213">
                <text:p>0.1719740063722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71974006372213">
                <text:p>0.1719740063722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43311803345066">
                <text:p>0.1433118033450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03184601936524">
                <text:p>0.1031846019365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03184601936524">
                <text:p>0.1031846019365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3184601936524">
                <text:p>0.1031846019365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0636123413662">
                <text:p>0.2006361234136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2611444621715">
                <text:p>0.126114446217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71974517133739">
                <text:p>0.01719745171337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71974517133739">
                <text:p>0.01719745171337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29299350828001">
                <text:p>0.0229299350828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573248405732421">
                <text:p>0.005732484057324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859871966561413">
                <text:p>-0.08598719665614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745222510127859">
                <text:p>-0.07452225101278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745222510127859">
                <text:p>-0.07452225101278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745222510127859">
                <text:p>-0.07452225101278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745222510127859">
                <text:p>-0.07452225101278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745222510127859">
                <text:p>-0.07452225101278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745222510127859">
                <text:p>-0.07452225101278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240762915530906">
                <text:p>-0.2407629155309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687897758981228">
                <text:p>-0.06878977589812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86624179936278">
                <text:p>0.02866241799362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30572994076612">
                <text:p>0.06305729940766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30572994076612">
                <text:p>0.06305729940766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03184601936524">
                <text:p>0.1031846019365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00636123413662">
                <text:p>0.2006361234136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0636123413662">
                <text:p>0.2006361234136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00636123413662">
                <text:p>0.2006361234136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00636123413662">
                <text:p>0.2006361234136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974521354205469">
                <text:p>0.09745213542054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14649528662787">
                <text:p>0.1146495286627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2038198864378">
                <text:p>0.12038198864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974521354205469">
                <text:p>0.09745213542054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974521354205469">
                <text:p>0.09745213542054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974521354205469">
                <text:p>0.09745213542054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6368535242604">
                <text:p>0.2063685352426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77706437117931">
                <text:p>0.1777064371179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917196669555369">
                <text:p>0.09171966695553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286624179936278">
                <text:p>-0.02866241799362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286624179936278">
                <text:p>-0.02866241799362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458598628280305">
                <text:p>0.04585986282803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29299350828001">
                <text:p>0.0229299350828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687897758981228">
                <text:p>-0.0687897758981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